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1.svm" manifest:media-type=""/>
  <manifest:file-entry manifest:full-path="Pictures/100000000000008E0000008E4ECC31E10EF172DF.png" manifest:media-type="image/png"/>
  <manifest:file-entry manifest:full-path="Pictures/100000000000008E0000008E895DAFDFE61AF13A.png" manifest:media-type="image/png"/>
  <manifest:file-entry manifest:full-path="Pictures/100000000000008E0000008E4A2C539770445D91.png" manifest:media-type="image/png"/>
  <manifest:file-entry manifest:full-path="Pictures/100000000000008E0000008E7BAE23C5DE3B69C7.png" manifest:media-type="image/png"/>
  <manifest:file-entry manifest:full-path="Pictures/10000000000005DC000004654C6243A157D67EBA.png" manifest:media-type="image/png"/>
  <manifest:file-entry manifest:full-path="Pictures/100000000000008E0000008E4D168AA0ADF52ADD.png" manifest:media-type="image/png"/>
  <manifest:file-entry manifest:full-path="Pictures/10000201000000EA0000004B25063CD4EE93827C.png" manifest:media-type="image/png"/>
  <manifest:file-entry manifest:full-path="Pictures/10000000000009C40000057E6498CE04E8DCF51A.png" manifest:media-type="image/png"/>
  <manifest:file-entry manifest:full-path="Pictures/1000020100000134000000633F441C5BD83B9F94.png" manifest:media-type="image/png"/>
  <manifest:file-entry manifest:full-path="Pictures/10000000000005DC00000465410C017A393BEF48.png" manifest:media-type="image/png"/>
  <manifest:file-entry manifest:full-path="Pictures/10000000000005DC00000465F8801416388B87D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verpass" svg:font-family="Overpass"/>
    <style:font-face style:name="Overpass Light" svg:font-family="'Overpass Light'"/>
    <style:font-face style:name="Proxima Nova" svg:font-family="'Proxima Nova'"/>
    <style:font-face style:name="Arial1" svg:font-family="Arial" style:font-family-generic="swiss"/>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704cm" fo:min-width="8.959cm" fo:wrap-option="no-wrap"/>
    </style:style>
    <style:style style:name="gr4" style:family="graphic" style:parent-style-name="standard">
      <style:graphic-properties draw:fill-color="#eeeeee" draw:textarea-horizontal-align="justify" draw:textarea-vertical-align="middle" draw:auto-grow-height="false" fo:min-height="10.926cm" fo:min-width="3.056cm"/>
    </style:style>
    <style:style style:name="gr5" style:family="graphic" style:parent-style-name="standard">
      <style:graphic-properties draw:stroke="none" svg:stroke-color="#000000" draw:fill="none" draw:fill-color="#ffffff" draw:auto-grow-height="true" draw:auto-grow-width="false" fo:max-height="0cm" fo:min-height="0.992cm" draw:shadow="hidden"/>
    </style:style>
    <style:style style:name="gr6" style:family="graphic" style:parent-style-name="standard">
      <style:graphic-properties svg:stroke-color="#200040" draw:fill-color="#eeeeee" draw:textarea-horizontal-align="justify" draw:textarea-vertical-align="middle" draw:auto-grow-height="false" fo:min-height="4.83cm" fo:min-width="3.056cm" draw:shadow="hidden"/>
    </style:style>
    <style:style style:name="gr7" style:family="graphic" style:parent-style-name="standard">
      <style:graphic-properties draw:stroke="none" svg:stroke-color="#000000" draw:fill="none" draw:fill-color="#ffffff" draw:auto-grow-height="true" draw:auto-grow-width="false" fo:max-height="0cm" fo:min-height="0.746cm" draw:shadow="hidden"/>
    </style:style>
    <style:style style:name="gr8" style:family="graphic" style:parent-style-name="objectwithoutfill">
      <style:graphic-properties svg:stroke-color="#200040" draw:marker-end="Arrow" draw:marker-end-width="0.3cm" draw:fill="none" draw:textarea-vertical-align="middle" draw:shadow="hidden"/>
    </style:style>
    <style:style style:name="gr9" style:family="graphic" style:parent-style-name="objectwithoutfill">
      <style:graphic-properties svg:stroke-color="#200040" draw:fill="none" draw:textarea-vertical-align="middle" draw:shadow="hidden"/>
    </style:style>
    <style:style style:name="gr10" style:family="graphic" style:parent-style-name="standard">
      <style:graphic-properties draw:stroke="none" svg:stroke-color="#000000" draw:fill="none" draw:fill-color="#ffffff" draw:auto-grow-height="true" draw:auto-grow-width="false" fo:max-height="0cm" fo:min-height="0.766cm" draw:shadow="hidden"/>
    </style:style>
    <style:style style:name="gr11" style:family="graphic" style:parent-style-name="standard">
      <style:graphic-properties svg:stroke-color="#200040" draw:fill="none" draw:textarea-vertical-align="middle" draw:auto-grow-height="false" fo:min-height="1.676cm" fo:min-width="0cm" draw:shadow="hidden"/>
    </style:style>
    <style:style style:name="gr12" style:family="graphic" style:parent-style-name="standard">
      <style:graphic-properties draw:stroke="none" svg:stroke-color="#000000" draw:fill="none" draw:fill-color="#ffffff" draw:auto-grow-height="true" draw:auto-grow-width="false" fo:max-height="0cm" fo:min-height="1.483cm" draw:shadow="hidden"/>
    </style:style>
    <style:style style:name="gr13" style:family="graphic" style:parent-style-name="standard">
      <style:graphic-properties svg:stroke-color="#200040" draw:textarea-horizontal-align="justify" draw:textarea-vertical-align="middle" draw:auto-grow-height="false" fo:min-height="0.766cm" fo:min-width="3.056cm" draw:shadow="hidden"/>
    </style:style>
    <style:style style:name="gr14" style:family="graphic" style:parent-style-name="standard">
      <style:graphic-properties draw:stroke="none" svg:stroke-color="#000000" draw:fill="none" draw:fill-color="#ffffff" draw:textarea-horizontal-align="left" draw:auto-grow-height="true" draw:auto-grow-width="true" fo:min-height="0.746cm" fo:min-width="3.406cm" draw:shadow="hidden"/>
    </style:style>
    <style:style style:name="gr15" style:family="graphic" style:parent-style-name="standard">
      <style:graphic-properties svg:stroke-color="#200040" draw:fill-color="#ff7f00" draw:textarea-horizontal-align="justify" draw:textarea-vertical-align="middle" draw:auto-grow-height="false" fo:min-height="5.338cm" fo:min-width="3.056cm" draw:shadow="hidden"/>
    </style:style>
    <style:style style:name="gr16" style:family="graphic" style:parent-style-name="standard">
      <style:graphic-properties svg:stroke-color="#200040" draw:fill="none" draw:textarea-vertical-align="middle" draw:auto-grow-height="false" fo:min-height="5.048cm" fo:min-width="0cm" draw:shadow="hidden"/>
    </style:style>
    <style:style style:name="gr17" style:family="graphic" style:parent-style-name="standard">
      <style:graphic-properties draw:stroke="none" svg:stroke-color="#000000" draw:fill="none" draw:fill-color="#ffffff" draw:textarea-horizontal-align="left" draw:auto-grow-height="true" draw:auto-grow-width="true" fo:min-height="0.746cm" fo:min-width="2.923cm" draw:shadow="hidden"/>
    </style:style>
    <style:style style:name="gr18" style:family="graphic" style:parent-style-name="standard">
      <style:graphic-properties svg:stroke-color="#200040" draw:fill-color="#cc0000" draw:textarea-horizontal-align="justify" draw:textarea-vertical-align="middle" draw:auto-grow-height="false" fo:min-height="1.782cm" fo:min-width="3.056cm" draw:shadow="hidden"/>
    </style:style>
    <style:style style:name="gr19" style:family="graphic" style:parent-style-name="standard">
      <style:graphic-properties draw:stroke="none" svg:stroke-color="#000000" draw:fill="none" draw:fill-color="#ffffff" draw:auto-grow-height="true" draw:auto-grow-width="false" fo:max-height="0cm" fo:min-height="1.491cm" draw:shadow="hidden"/>
    </style:style>
    <style:style style:name="gr20" style:family="graphic" style:parent-style-name="standard">
      <style:graphic-properties draw:stroke="none" svg:stroke-color="#000000" draw:fill="none" draw:fill-color="#ffffff" draw:auto-grow-height="true" draw:auto-grow-width="false" fo:max-height="0cm" fo:min-height="1.321cm" draw:shadow="hidden"/>
    </style:style>
    <style:style style:name="gr21" style:family="graphic" style:parent-style-name="standard">
      <style:graphic-properties draw:stroke="none" svg:stroke-color="#000000" draw:fill="none" draw:fill-color="#ffffff" draw:auto-grow-height="true" draw:auto-grow-width="false" fo:max-height="0cm" fo:min-height="1.208cm" draw:shadow="hidden"/>
    </style:style>
    <style:style style:name="gr22" style:family="graphic" style:parent-style-name="objectwithoutfill">
      <style:graphic-properties draw:stroke="dash" draw:stroke-dash="Fine_20_Dashed" svg:stroke-color="#200040" draw:fill="none" draw:textarea-vertical-align="middle" draw:shadow="hidden"/>
    </style:style>
    <style:style style:name="gr23" style:family="graphic" style:parent-style-name="standard">
      <style:graphic-properties draw:fill-color="#eeeeee" draw:textarea-horizontal-align="justify" draw:textarea-vertical-align="middle" draw:auto-grow-height="false" fo:min-height="12.958cm" fo:min-width="5.596cm"/>
    </style:style>
    <style:style style:name="gr24" style:family="graphic" style:parent-style-name="standard">
      <style:graphic-properties draw:textarea-horizontal-align="justify" draw:textarea-vertical-align="middle" draw:auto-grow-height="false" fo:min-height="4.287cm" fo:min-width="5.596cm"/>
    </style:style>
    <style:style style:name="gr25" style:family="graphic" style:parent-style-name="standard">
      <style:graphic-properties draw:stroke="none" svg:stroke-color="#000000" draw:fill="none" draw:fill-color="#ffffff" draw:textarea-horizontal-align="left" draw:auto-grow-height="true" draw:auto-grow-width="true" fo:min-height="0.746cm" fo:min-width="2.97cm"/>
    </style:style>
    <style:style style:name="gr26" style:family="graphic" style:parent-style-name="standard">
      <style:graphic-properties draw:textarea-horizontal-align="justify" draw:textarea-vertical-align="middle" draw:auto-grow-height="false" fo:min-height="2.509cm" fo:min-width="5.596cm"/>
    </style:style>
    <style:style style:name="gr27" style:family="graphic" style:parent-style-name="standard">
      <style:graphic-properties draw:textarea-horizontal-align="justify" draw:textarea-vertical-align="middle" draw:auto-grow-height="false" fo:min-height="1.528cm" fo:min-width="5.596cm"/>
    </style:style>
    <style:style style:name="gr28" style:family="graphic" style:parent-style-name="standard">
      <style:graphic-properties draw:textarea-horizontal-align="justify" draw:textarea-vertical-align="middle" draw:auto-grow-height="false" fo:min-height="0.512cm" fo:min-width="5.596cm"/>
    </style:style>
    <style:style style:name="gr29" style:family="graphic" style:parent-style-name="objectwithoutfill">
      <style:graphic-properties draw:stroke="dash" draw:stroke-dash="Fine_20_Dashed" draw:fill="none"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1.161cm" draw:shadow="hidden"/>
    </style:style>
    <style:style style:name="gr31" style:family="graphic" style:parent-style-name="objectwithoutfill">
      <style:graphic-properties draw:marker-end="Arrow" draw:marker-end-width="0.3cm" draw:fill="none" draw:textarea-vertical-align="middle"/>
    </style:style>
    <style:style style:name="gr32" style:family="graphic" style:parent-style-name="standard">
      <style:graphic-properties draw:fill-color="#eeeeee" draw:textarea-horizontal-align="justify" draw:textarea-vertical-align="middle" draw:auto-grow-height="false" fo:min-height="8.894cm" fo:min-width="4.326cm"/>
    </style:style>
    <style:style style:name="gr33" style:family="graphic" style:parent-style-name="standard">
      <style:graphic-properties svg:stroke-color="#200040" draw:fill="none" draw:textarea-vertical-align="middle" draw:auto-grow-height="false" fo:min-height="8.418cm" fo:min-width="0.048cm" draw:shadow="hidden"/>
    </style:style>
    <style:style style:name="gr34" style:family="graphic" style:parent-style-name="standard">
      <style:graphic-properties draw:textarea-horizontal-align="justify" draw:textarea-vertical-align="middle" draw:auto-grow-height="false" fo:min-height="4.068cm" fo:min-width="4.326cm"/>
    </style:style>
    <style:style style:name="gr35" style:family="graphic" style:parent-style-name="standard">
      <style:graphic-properties draw:stroke="none" svg:stroke-color="#000000" draw:fill="none" draw:fill-color="#ffffff" draw:textarea-horizontal-align="left" draw:auto-grow-height="true" draw:auto-grow-width="true" fo:min-height="0.746cm" fo:min-width="4.54cm"/>
    </style:style>
    <style:style style:name="gr36" style:family="graphic" style:parent-style-name="standard">
      <style:graphic-properties draw:textarea-horizontal-align="justify" draw:textarea-vertical-align="middle" draw:auto-grow-height="false" fo:min-height="0.258cm" fo:min-width="4.326cm"/>
    </style:style>
    <style:style style:name="gr37" style:family="graphic" style:parent-style-name="standard">
      <style:graphic-properties draw:fill-color="#00a800" draw:textarea-horizontal-align="justify" draw:textarea-vertical-align="middle" draw:auto-grow-height="false" fo:min-height="1.042cm" fo:min-width="4.304cm"/>
    </style:style>
    <style:style style:name="pr1" style:family="presentation" style:parent-style-name="TITLE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CUSTOM-title">
      <style:graphic-properties fo:min-height="2.667cm"/>
    </style:style>
    <style:style style:name="pr3" style:family="presentation" style:parent-style-name="CUSTOM-outline1">
      <style:graphic-properties fo:min-height="10.798cm"/>
    </style:style>
    <style:style style:name="pr4" style:family="presentation" style:parent-style-name="CUSTOM-notes">
      <style:graphic-properties draw:fill-color="#ffffff" fo:min-height="11.429cm"/>
    </style:style>
    <style:style style:name="pr5" style:family="presentation" style:parent-style-name="simple-ligh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6" style:family="presentation" style:parent-style-name="simple-ligh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1.03cm" style:use-optimal-column-width="false"/>
    </style:style>
    <style:style style:name="co2" style:family="table-column">
      <style:table-column-properties style:column-width="3.353cm" style:use-optimal-column-width="false"/>
    </style:style>
    <style:style style:name="co3" style:family="table-column">
      <style:table-column-properties style:column-width="5.937cm" style:use-optimal-column-width="false"/>
    </style:style>
    <style:style style:name="ro1" style:family="table-row">
      <style:table-row-properties style:row-height="1.006cm"/>
    </style:style>
    <style:style style:name="ro2" style:family="table-row">
      <style:table-row-properties style:row-height="1.691cm"/>
    </style:style>
    <style:style style:name="ro3" style:family="table-row">
      <style:table-row-properties style:row-height="1.683cm"/>
    </style:style>
    <style:style style:name="ro4" style:family="table-row">
      <style:table-row-properties style:row-height="1.588cm"/>
    </style:style>
    <style:style style:name="ro5" style:family="table-row">
      <style:table-row-properties style:row-height="1.975cm"/>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style:text-properties fo:font-size="20pt" style:font-size-asian="20pt" style:font-size-complex="20pt"/>
    </style:style>
    <style:style style:name="P5" style:family="paragraph">
      <loext:graphic-properties draw:fill-color="#ffffff"/>
      <style:text-properties fo:font-size="20pt"/>
    </style:style>
    <style:style style:name="P6" style:family="paragraph">
      <style:paragraph-properties fo:margin-left="0cm" fo:margin-right="0cm" fo:margin-top="0.5cm" fo:margin-bottom="0cm" fo:line-height="100%" fo:text-align="start" fo:text-indent="0cm"/>
    </style:style>
    <style:style style:name="P7" style:family="paragraph">
      <style:paragraph-properties fo:text-align="center"/>
    </style:style>
    <style:style style:name="P8" style:family="paragraph">
      <loext:graphic-properties draw:fill-color="#eeeeee"/>
      <style:paragraph-properties fo:text-align="center"/>
    </style:style>
    <style:style style:name="P9" style:family="paragraph">
      <loext:graphic-properties draw:fill="none" draw:fill-color="#ffffff"/>
    </style:style>
    <style:style style:name="P10" style:family="paragraph">
      <loext:graphic-properties draw:fill="none" draw:fill-color="#ffffff"/>
      <style:text-properties fo:font-size="18pt"/>
    </style:style>
    <style:style style:name="P11" style:family="paragraph">
      <loext:graphic-properties draw:fill="none"/>
      <style:paragraph-properties fo:text-align="center"/>
    </style:style>
    <style:style style:name="P12" style:family="paragraph">
      <loext:graphic-properties draw:fill="none" draw:fill-color="#ffffff"/>
      <style:text-properties style:font-name="Arial1" fo:font-size="20pt" style:font-size-asian="20pt" style:font-size-complex="20pt"/>
    </style:style>
    <style:style style:name="P13" style:family="paragraph">
      <loext:graphic-properties draw:fill-color="#ff7f00"/>
      <style:paragraph-properties fo:text-align="center"/>
    </style:style>
    <style:style style:name="P14" style:family="paragraph">
      <loext:graphic-properties draw:fill-color="#cc0000"/>
      <style:paragraph-properties fo:text-align="center"/>
    </style:style>
    <style:style style:name="P15" style:family="paragraph">
      <style:paragraph-properties fo:text-align="center"/>
      <style:text-properties fo:font-size="18pt"/>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color="#00a800"/>
      <style:paragraph-properties fo:text-align="center"/>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30pt"/>
    </style:style>
    <style:style style:name="T1" style:family="text">
      <style:text-properties fo:font-variant="normal" fo:text-transform="none" fo:color="#ffffff" style:text-line-through-style="none" style:text-line-through-type="none" style:text-position="0% 100%" style:font-name="Overpass" fo:font-size="36pt" fo:letter-spacing="normal" fo:font-style="normal" style:text-underline-style="none" fo:font-weight="bold" style:font-name-asian="Overpass" style:font-size-asian="36pt" style:font-style-asian="normal" style:font-weight-asian="bold" style:font-name-complex="Overpass"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Overpass Light" fo:font-size="18pt" fo:letter-spacing="normal" fo:font-style="normal" style:text-underline-style="none" fo:font-weight="normal" style:font-name-asian="Overpass Light" style:font-size-asian="18pt" style:font-style-asian="normal" style:font-weight-asian="normal" style:font-name-complex="Overpass Light"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verpass Light" fo:font-size="12pt" fo:letter-spacing="normal" fo:font-style="normal" style:text-underline-style="none" fo:font-weight="normal" style:font-name-asian="Overpass Light" style:font-size-asian="12pt" style:font-style-asian="normal" style:font-weight-asian="normal" style:font-name-complex="Overpass Light" style:font-size-complex="12pt" style:font-style-complex="normal" style:font-weight-complex="normal"/>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T6" style:family="text">
      <style:text-properties fo:font-size="18pt"/>
    </style:style>
    <style:style style:name="T7" style:family="text">
      <style:text-properties fo:color="#0000ff" fo:font-size="18pt" fo:background-color="#eeeeee" style:font-size-asian="18pt" style:font-size-complex="18pt"/>
    </style:style>
    <style:style style:name="T8" style:family="text">
      <style:text-properties fo:font-size="40pt" style:font-size-asian="40pt" style:font-size-complex="40pt"/>
    </style:style>
    <style:style style:name="T9" style:family="text">
      <style:text-properties style:font-name="Arial1" fo:font-size="20pt" style:font-size-asian="20pt" style:font-size-complex="20pt"/>
    </style:style>
    <style:style style:name="T10"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 style:family="text">
      <style:text-properties fo:font-size="14pt" style:font-size-asian="14pt" style:font-size-complex="14pt"/>
    </style:style>
    <style:style style:name="T12" style:family="text">
      <style:text-properties fo:color="#0000ff" fo:font-size="18pt" style:font-size-asian="18pt" style:font-size-complex="18pt"/>
    </style:style>
    <style:style style:name="T13" style:family="text">
      <style:text-properties fo:font-variant="normal" fo:text-transform="none" fo:color="#ffffff" style:text-line-through-style="none" style:text-line-through-type="none" style:text-position="0% 100%" style:font-name="Proxima Nova" fo:font-size="30pt" fo:letter-spacing="normal" fo:font-style="normal" style:text-underline-style="none" fo:font-weight="bold" style:font-name-asian="Proxima Nova" style:font-size-asian="30pt" style:font-style-asian="normal" style:font-weight-asian="bold" style:font-name-complex="Proxima Nova" style:font-size-complex="30pt" style:font-style-complex="normal" style:font-weight-complex="bold"/>
    </style:style>
    <style:style style:name="T14" style:family="text">
      <style:text-properties fo:font-variant="normal" fo:text-transform="none" fo:color="#ffffff" style:text-line-through-style="none" style:text-line-through-type="none" style:text-position="0% 100%" style:font-name="Proxima Nova" fo:font-size="12pt" fo:letter-spacing="normal" fo:font-style="normal" style:text-underline-style="none" fo:font-weight="bold" style:font-name-asian="Proxima Nova" style:font-size-asian="12pt" style:font-style-asian="normal" style:font-weight-asian="bold" style:font-name-complex="Proxima Nova"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1" presentation:presentation-page-layout-name="AL1T0">
        <office:forms form:automatic-focus="false" form:apply-design-mode="false"/>
        <draw:custom-shape draw:name="Shape 274" draw:style-name="gr1" draw:text-style-name="P2" draw:layer="layout" svg:width="17.852cm" svg:height="1.986cm" svg:x="5.03cm" svg:y="8.574cm">
          <text:p text:style-name="P1"><text:span text:style-name="T1">KASL</text:span><text:span text:style-name="T1">R in </text:span><text:span text:style-name="T1">x86_6</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5" draw:style-name="gr1" draw:text-style-name="P2" draw:layer="layout" svg:width="10.874cm" svg:height="3.649cm" svg:x="5.043cm" svg:y="12.955cm">
          <text:p text:style-name="P1"><text:span text:style-name="T2"/></text:p>
          <text:p text:style-name="P1"><text:span text:style-name="T2">Baoq</text:span><text:span text:style-name="T2">uan </text:span><text:span text:style-name="T2">He</text:span></text:p>
          <text:p text:style-name="P1"><text:span text:style-name="T2">Redh</text:span><text:span text:style-name="T2">at</text:span></text:p>
          <text:p text:style-name="P1"><text:span text:style-name="T2"/></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71" draw:style-name="gr2" draw:layer="layout" svg:width="12.699cm" svg:height="9.524cm" svg:x="3.176cm" svg:y="1.905cm" draw:page-number="1" presentation:class="page"/>
          <draw:frame draw:name="Shape 272" presentation:style-name="pr1"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Agenda</text:span></text:p>
          </draw:text-box>
        </draw:frame>
        <draw:frame presentation:style-name="pr3" draw:layer="layout" svg:width="19.304cm" svg:height="9.917cm" svg:x="2.286cm" svg:y="5.588cm" presentation:class="outline" presentation:user-transformed="true">
          <draw:text-box>
            <text:list text:style-name="L2">
              <text:list-item>
                <text:p><text:span text:style-name="T5">What is ASLR?</text:span></text:p>
              </text:list-item>
              <text:list-item>
                <text:p><text:span text:style-name="T5">Why is KASLR needed?</text:span></text:p>
              </text:list-item>
              <text:list-item>
                <text:p><text:span text:style-name="T4">How KASLR does to protect?</text:span><text:span text:style-name="T5"> </text:span></text:p>
              </text:list-item>
              <text:list-item>
                <text:p><text:span text:style-name="T4">How to check if KASLR is enabled</text:span></text:p>
              </text:list-item>
              <text:list-item>
                <text:p><text:span text:style-name="T4">Problems we have met</text:span></text:p>
              </text:list-item>
              <text:list-item>
                <text:p><text:span text:style-name="T4">Legacy issues</text:span></text:p>
              </text:list-item>
              <text:list-item>
                <text:p><text:span text:style-name="T4">Other similar methods on randomizing</text:span></text:p>
                <text:list>
                  <text:list-header>
                    <text:p/>
                  </text:list-header>
                </text:list>
              </text:list-item>
            </text:list>
          </draw:text-box>
        </draw:frame>
        <presentation:notes draw:style-name="dp2">
          <draw:page-thumbnail draw:style-name="gr2" draw:layer="layout" svg:width="12.699cm" svg:height="9.524cm" svg:x="3.175cm" svg:y="1.93cm" draw:page-number="2" presentation:class="page"/>
          <draw:frame presentation:style-name="pr4" draw:text-style-name="P5" draw:layer="layout" svg:width="15.239cm" svg:height="11.429cm" svg:x="1.905cm" svg:y="12.065cm" presentation:class="notes" presentation:placeholder="true">
            <draw:text-box/>
          </draw:frame>
        </presentation:notes>
      </draw:page>
      <draw:page draw:name="page3"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CLASSIC </text:span><text:span text:style-name="T4">ATTACK</text:span></text:p>
          </draw:text-box>
        </draw:frame>
        <draw:frame presentation:style-name="pr3" draw:layer="layout" svg:width="19.304cm" svg:height="9.917cm" svg:x="2.286cm" svg:y="5.588cm" presentation:class="outline" presentation:user-transformed="true">
          <draw:text-box>
            <text:list text:style-name="L2">
              <text:list-item>
                <text:p><text:span text:style-name="T5">Code injection attack usually will try to execute existing code in an order not intended by kernel developer.</text:span></text:p>
              </text:list-item>
              <text:list-item>
                <text:p><text:span text:style-name="T5">The attack makes use of program bug, and also need to know the program and its running addresses.</text:span></text:p>
              </text:list-item>
              <text:list-item>
                <text:p><text:span text:style-name="T5">These techniques are known as:</text:span></text:p>
                <text:list>
                  <text:list-item>
                    <text:p><text:span text:style-name="T5">ROP (Return-Oriented Programming) – find out those short code sequences ending in a ‘ret’ instruction within existing binaries and executed in </text:span><text:span text:style-name="T5">arbitrary <text:s/>order <text:s/>by <text:s/>taking <text:s/>control <text:s/>of <text:s/>the <text:s/>stack.</text:span></text:p>
                  </text:list-item>
                  <text:list-item>
                    <text:p><text:span text:style-name="T5">JOP (Jump-Oriented Programming) – uses ‘jump’ instruction instead, relies on a code sequence dispatcher to dispatch <text:s/>and execute the intended </text:span><text:span text:style-name="T5">malicious code sequence.</text:span></text:p>
                  </text:list-item>
                  <text:list-item>
                    <text:p><text:span text:style-name="T5">Other variants, such as SOP, BROP, etc.</text:span></text:p>
                    <text:p/>
                  </text:list-item>
                </text:list>
              </text:list-item>
            </text:list>
          </draw:text-box>
        </draw:frame>
        <presentation:notes draw:style-name="dp2">
          <draw:page-thumbnail draw:style-name="gr2" draw:layer="layout" svg:width="12.699cm" svg:height="9.524cm" svg:x="3.175cm" svg:y="1.93cm" draw:page-number="3" presentation:class="page"/>
          <draw:frame presentation:style-name="pr4" draw:text-style-name="P5" draw:layer="layout" svg:width="15.239cm" svg:height="11.429cm" svg:x="1.905cm" svg:y="12.065cm" presentation:class="notes" presentation:placeholder="true">
            <draw:text-box/>
          </draw:frame>
        </presentation:notes>
      </draw:page>
      <draw:page draw:name="page4"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USE ASLR TO </text:span><text:span text:style-name="T4">PREVENT</text:span></text:p>
          </draw:text-box>
        </draw:frame>
        <draw:frame presentation:style-name="pr3" draw:layer="layout" svg:width="19.304cm" svg:height="9.917cm" svg:x="2.286cm" svg:y="5.588cm" presentation:class="outline" presentation:user-transformed="true">
          <draw:text-box>
            <text:list text:style-name="L2">
              <text:list-item>
                <text:p><text:span text:style-name="T5">Hide the running address of program. In user space, ASLR was introduced to randomize the running addresses of <text:s/>program to prevent attack.</text:span></text:p>
              </text:list-item>
              <text:list-item>
                <text:p><text:span text:style-name="T5">ASLR is short for Address Space Layout Randomization. It disrupts finding where to write and execute malicious code.</text:span></text:p>
              </text:list-item>
              <text:list-item>
                <text:p><text:span text:style-name="T5">Well established in userspace</text:span></text:p>
                <text:list>
                  <text:list-item>
                    <text:p><text:span text:style-name="T5">Stack</text:span></text:p>
                  </text:list-item>
                  <text:list-item>
                    <text:p><text:span text:style-name="T5">Mmap (large heap, shared objects, “PIC”)</text:span></text:p>
                  </text:list-item>
                  <text:list-item>
                    <text:p><text:span text:style-name="T5">Brk (heap)</text:span></text:p>
                  </text:list-item>
                  <text:list-item>
                    <text:p><text:span text:style-name="T5">Text (“PIE”)</text:span></text:p>
                  </text:list-item>
                </text:list>
              </text:list-item>
              <text:list-item>
                <text:p><text:span text:style-name="T5">This improves user space security greatly.</text:span></text:p>
              </text:list-item>
              <text:list-item>
                <text:p text:style-name="P6"><text:span text:style-name="T5">cat /proc/sys/kernel/randomize_va_space</text:span></text:p>
              </text:list-item>
              <text:list-item>
                <text:p><text:span text:style-name="T5">load_elf_binary() <text:s/></text:span></text:p>
                <text:list>
                  <text:list-header>
                    <text:p/>
                  </text:list-header>
                </text:list>
              </text:list-item>
            </text:list>
          </draw:text-box>
        </draw:frame>
        <presentation:notes draw:style-name="dp2">
          <draw:page-thumbnail draw:style-name="gr2" draw:layer="layout" svg:width="12.699cm" svg:height="9.524cm" svg:x="3.175cm" svg:y="1.93cm" draw:page-number="4" presentation:class="page"/>
          <draw:frame presentation:style-name="pr4" draw:text-style-name="P5" draw:layer="layout" svg:width="15.239cm" svg:height="11.429cm" svg:x="1.905cm" svg:y="12.065cm" presentation:class="notes" presentation:placeholder="true">
            <draw:text-box/>
          </draw:frame>
        </presentation:notes>
      </draw:page>
      <draw:page draw:name="page5"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USE ASLR TO </text:span><text:span text:style-name="T4">PREVENT</text:span></text:p>
          </draw:text-box>
        </draw:frame>
        <draw:frame presentation:style-name="pr3" draw:layer="layout" svg:width="19.304cm" svg:height="9.917cm" svg:x="2.286cm" svg:y="5.588cm" presentation:class="outline" presentation:user-transformed="true">
          <draw:text-box>
            <text:list text:style-name="L2">
              <text:list-item>
                <text:p><text:span text:style-name="T5">Hide the running address of program. In user space, ASLR was introduced to randomize the running addresses of <text:s/>program to prevent attack.</text:span></text:p>
              </text:list-item>
              <text:list-item>
                <text:p><text:span text:style-name="T5">ASLR is short for Address Space Layout Randomization. It disrupts finding where to write and execute malicious code.</text:span></text:p>
              </text:list-item>
              <text:list-item>
                <text:p><text:span text:style-name="T5">Well established in userspace</text:span></text:p>
                <text:list>
                  <text:list-item>
                    <text:p><text:span text:style-name="T5">Stack</text:span></text:p>
                  </text:list-item>
                  <text:list-item>
                    <text:p><text:span text:style-name="T5">Mmap (large heap, shared objects, “PIC”)</text:span></text:p>
                  </text:list-item>
                  <text:list-item>
                    <text:p><text:span text:style-name="T5">Brk (heap)</text:span></text:p>
                  </text:list-item>
                  <text:list-item>
                    <text:p><text:span text:style-name="T5">Text (“PIE”)</text:span></text:p>
                  </text:list-item>
                </text:list>
              </text:list-item>
              <text:list-item>
                <text:p><text:span text:style-name="T5">This improves user space security greatly. </text:span></text:p>
                <text:list>
                  <text:list-header>
                    <text:p/>
                  </text:list-header>
                </text:list>
              </text:list-item>
            </text:list>
          </draw:text-box>
        </draw:frame>
        <presentation:notes draw:style-name="dp2">
          <office:forms form:automatic-focus="false" form:apply-design-mode="false"/>
          <draw:page-thumbnail draw:style-name="gr2" draw:layer="layout" svg:width="12.699cm" svg:height="9.524cm" svg:x="3.175cm" svg:y="1.93cm" draw:page-number="5" presentation:class="page"/>
          <draw:frame presentation:style-name="pr4" draw:text-style-name="P5" draw:layer="layout" svg:width="15.239cm" svg:height="11.429cm" svg:x="1.905cm" svg:y="12.065cm" presentation:class="notes" presentation:placeholder="true">
            <draw:text-box/>
          </draw:frame>
        </presentation:notes>
      </draw:page>
      <draw:page draw:name="page6"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WHY IS KASLR </text:span><text:span text:style-name="T4">NEEDED?</text:span></text:p>
          </draw:text-box>
        </draw:frame>
        <draw:frame presentation:style-name="pr3" draw:layer="layout" svg:width="19.304cm" svg:height="9.917cm" svg:x="2.286cm" svg:y="5.069cm" presentation:class="outline" presentation:user-transformed="true">
          <draw:text-box>
            <text:list text:style-name="L2">
              <text:list-header>
                <text:p><text:span text:style-name="T5">Kernel’s base address which memory sections are mapped to are fixed values and well known to people. </text:span></text:p>
                <text:list>
                  <text:list-header>
                    <text:p/>
                  </text:list-header>
                </text:list>
              </text:list-header>
            </text:list>
          </draw:text-box>
        </draw:frame>
        <draw:frame draw:style-name="standard" draw:layer="layout" svg:width="20.319cm" svg:height="7.942cm" svg:x="2.22cm" svg:y="7.366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text:span text:style-name="T6">0xffff880000000000 - 0xffffc7ffffffffff</text:span></text:p>
              </table:table-cell>
              <table:table-cell>
                <text:p><text:span text:style-name="T6">64TB</text:span></text:p>
              </table:table-cell>
              <table:table-cell>
                <text:p><text:span text:style-name="T6">Direct mapping</text:span></text:p>
              </table:table-cell>
            </table:table-row>
            <table:table-row table:style-name="ro2" table:default-cell-style-name="gray2">
              <table:table-cell>
                <text:p><text:span text:style-name="T6">0xffffc90000000000 - 0xffffe8ffffffffff</text:span></text:p>
              </table:table-cell>
              <table:table-cell>
                <text:p><text:span text:style-name="T6">32TB</text:span></text:p>
              </table:table-cell>
              <table:table-cell>
                <text:p><text:span text:style-name="T6">Vmalloc</text:span></text:p>
              </table:table-cell>
            </table:table-row>
            <table:table-row table:style-name="ro3" table:default-cell-style-name="gray1">
              <table:table-cell>
                <text:p><text:span text:style-name="T6">0xffffea0000000000 - 0xffffeaffffffffff</text:span></text:p>
              </table:table-cell>
              <table:table-cell>
                <text:p><text:span text:style-name="T6">1TB</text:span></text:p>
              </table:table-cell>
              <table:table-cell>
                <text:p><text:span text:style-name="T6">Virtual memory map</text:span></text:p>
              </table:table-cell>
            </table:table-row>
            <table:table-row table:style-name="ro4" table:default-cell-style-name="gray2">
              <table:table-cell>
                <text:p><text:span text:style-name="T6">0xffffffff80000000 - 0xffffffff9fffffff</text:span></text:p>
              </table:table-cell>
              <table:table-cell>
                <text:p><text:span text:style-name="T6">1GB</text:span></text:p>
              </table:table-cell>
              <table:table-cell>
                <text:p><text:span text:style-name="T6">Kernel text</text:span></text:p>
              </table:table-cell>
            </table:table-row>
            <table:table-row table:style-name="ro5" table:default-cell-style-name="gray1">
              <table:table-cell>
                <text:p><text:span text:style-name="T6">0xffffffffa0000000 <text:s/>- 0xfffffffffeffffff</text:span></text:p>
              </table:table-cell>
              <table:table-cell>
                <text:p><text:span text:style-name="T6">~1520MB</text:span></text:p>
              </table:table-cell>
              <table:table-cell>
                <text:p><text:span text:style-name="T6">Module mapping space</text:span></text:p>
              </table:table-cell>
            </table:table-row>
          </table:table>
          <draw:image xlink:href="Pictures/TablePreview1.svm" xlink:type="simple" xlink:show="embed" xlink:actuate="onLoad"/>
        </draw:frame>
        <presentation:notes draw:style-name="dp2">
          <draw:page-thumbnail draw:style-name="gr2" draw:layer="layout" svg:width="12.699cm" svg:height="9.524cm" svg:x="3.175cm" svg:y="1.93cm" draw:page-number="6" presentation:class="page"/>
          <draw:frame presentation:style-name="pr4" draw:text-style-name="P5" draw:layer="layout" svg:width="15.239cm" svg:height="11.429cm" svg:x="1.905cm" svg:y="12.065cm" presentation:class="notes" presentation:placeholder="true">
            <draw:text-box/>
          </draw:frame>
        </presentation:notes>
      </draw:page>
      <draw:page draw:name="page7"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WHY IS KASLR </text:span><text:span text:style-name="T4">NEEDED?</text:span></text:p>
          </draw:text-box>
        </draw:frame>
        <draw:frame presentation:style-name="pr3" draw:layer="layout" svg:width="19.304cm" svg:height="9.917cm" svg:x="2.286cm" svg:y="5.588cm" presentation:class="outline" presentation:user-transformed="true">
          <draw:text-box>
            <text:list text:style-name="L2">
              <text:list-item>
                <text:p><text:span text:style-name="T5">And kernel text will always be loaded at 0x1000000 physically (which is 16MB place of physical RAM.).</text:span></text:p>
                <text:p><text:span text:style-name="T5">[bhe@ ~]$ cat /proc/iomem </text:span></text:p>
                <text:p><text:span text:style-name="T5">…</text:span><text:span text:style-name="T5">...</text:span></text:p>
                <text:p><text:span text:style-name="T5">00100000-cb74ffff : System RAM</text:span></text:p>
                <text:p><text:span text:style-name="T5"><text:s text:c="2"/></text:span><text:span text:style-name="T7">01000000</text:span><text:span text:style-name="T5">-0179f359 : Kernel code</text:span></text:p>
                <text:p><text:span text:style-name="T5"><text:s text:c="2"/></text:span><text:span text:style-name="T5">0179f35a-01d49b3f : Kernel data</text:span></text:p>
                <text:p><text:span text:style-name="T5"><text:s text:c="2"/></text:span><text:span text:style-name="T5">01ed0000-0204efff : Kernel bss</text:span></text:p>
                <text:p><text:span text:style-name="T5">…</text:span><text:span text:style-name="T5">...</text:span></text:p>
                <text:list>
                  <text:list-header>
                    <text:p/>
                  </text:list-header>
                </text:list>
              </text:list-item>
            </text:list>
          </draw:text-box>
        </draw:frame>
        <presentation:notes draw:style-name="dp2">
          <draw:page-thumbnail draw:style-name="gr2" draw:layer="layout" svg:width="12.699cm" svg:height="9.524cm" svg:x="3.175cm" svg:y="1.93cm" draw:page-number="7" presentation:class="page"/>
          <draw:frame presentation:style-name="pr4" draw:text-style-name="P5" draw:layer="layout" svg:width="15.239cm" svg:height="11.429cm" svg:x="1.905cm" svg:y="12.065cm" presentation:class="notes" presentation:placeholder="true">
            <draw:text-box/>
          </draw:frame>
        </presentation:notes>
      </draw:page>
      <draw:page draw:name="page8"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WHY IS KASLR </text:span><text:span text:style-name="T4">NEEDED?</text:span></text:p>
          </draw:text-box>
        </draw:frame>
        <draw:frame presentation:style-name="pr3" draw:layer="layout" svg:width="19.304cm" svg:height="9.917cm" svg:x="2.286cm" svg:y="5.588cm" presentation:class="outline" presentation:user-transformed="true">
          <draw:text-box>
            <text:list text:style-name="L2">
              <text:list-item>
                <text:p><text:span text:style-name="T5"/></text:p>
                <text:list>
                  <text:list-header>
                    <text:p/>
                  </text:list-header>
                </text:list>
              </text:list-item>
            </text:list>
          </draw:text-box>
        </draw:frame>
        <draw:custom-shape draw:style-name="gr3" draw:text-style-name="P7" draw:layer="layout" svg:width="14.478cm" svg:height="6.096cm" svg:x="5.588cm" svg:y="5.334cm">
          <text:p text:style-name="P7">Kernel is almost transparent to attackers,</text:p>
          <text:p text:style-name="P7">what can we do to prevent them</text:p>
          <text:p text:style-name="P7"><text:span text:style-name="T8">?</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699cm" svg:height="9.524cm" svg:x="3.175cm" svg:y="1.93cm" draw:page-number="8" presentation:class="page"/>
          <draw:frame presentation:style-name="pr4" draw:text-style-name="P5" draw:layer="layout" svg:width="15.239cm" svg:height="11.429cm" svg:x="1.905cm" svg:y="12.065cm" presentation:class="notes" presentation:placeholder="true">
            <draw:text-box/>
          </draw:frame>
        </presentation:notes>
      </draw:page>
      <draw:page draw:name="page9"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WHY IS KASLR </text:span><text:span text:style-name="T4">NEEDED?</text:span></text:p>
          </draw:text-box>
        </draw:frame>
        <draw:frame presentation:style-name="pr3" draw:layer="layout" svg:width="19.304cm" svg:height="9.917cm" svg:x="2.286cm" svg:y="5.588cm" presentation:class="outline" presentation:user-transformed="true">
          <draw:text-box>
            <text:list text:style-name="L2">
              <text:list-item>
                <text:p><text:span text:style-name="T5"/></text:p>
                <text:list>
                  <text:list-header>
                    <text:p/>
                  </text:list-header>
                </text:list>
              </text:list-item>
            </text:list>
          </draw:text-box>
        </draw:frame>
        <draw:custom-shape draw:style-name="gr3" draw:text-style-name="P7" draw:layer="layout" svg:width="14.478cm" svg:height="6.096cm" svg:x="5.588cm" svg:y="5.334cm">
          <text:p text:style-name="P7">Introduce the ASLR mechanism to kernel</text:p>
          <text:p text:style-name="P7">to randomize its base addresses too</text:p>
          <text:p text:style-name="P7"><text:span text:style-name="T8">!</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699cm" svg:height="9.524cm" svg:x="3.175cm" svg:y="1.93cm" draw:page-number="9" presentation:class="page"/>
          <draw:frame presentation:style-name="pr4" draw:text-style-name="P5" draw:layer="layout" svg:width="15.239cm" svg:height="11.429cm" svg:x="1.905cm" svg:y="12.065cm" presentation:class="notes" presentation:placeholder="true">
            <draw:text-box/>
          </draw:frame>
        </presentation:notes>
      </draw:page>
      <draw:page draw:name="page10"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HOW KASLR </text:span><text:span text:style-name="T4">DOES TO </text:span><text:span text:style-name="T4">PROTECT?</text:span></text:p>
          </draw:text-box>
        </draw:frame>
        <draw:frame presentation:style-name="pr3" draw:layer="layout" svg:width="19.304cm" svg:height="9.917cm" svg:x="2.286cm" svg:y="5.588cm" presentation:class="outline" presentation:user-transformed="true">
          <draw:text-box>
            <text:list text:style-name="L2">
              <text:list-item>
                <text:p><text:span text:style-name="T5">Firstly, randomize the base address of kernel text itself.</text:span></text:p>
                <text:list>
                  <text:list-item>
                    <text:p><text:span text:style-name="T5">At boot time, before decompression, randomly choose physical addrss where kernel is decompressed and the virtual address where kernel text is </text:span><text:span text:style-name="T5">mapped and will execute from separately.</text:span></text:p>
                  </text:list-item>
                  <text:list-item>
                    <text:p><text:span text:style-name="T5">The physical address of kernel can be anywhere in system RAM, even 64TB at most which is supported by x86_64 architecture.</text:span></text:p>
                  </text:list-item>
                  <text:list-item>
                    <text:p><text:span text:style-name="T5">The virtual address space which kernel will be mapped to will be enlarged from 512MB to 1GB, [0xffffffff80000000, 0xffffffffbfffffff]. This can give more </text:span><text:span text:style-name="T5">candidate positions. Kernel can randomly choose an address to map.</text:span></text:p>
                    <text:p/>
                  </text:list-item>
                </text:list>
              </text:list-item>
            </text:list>
          </draw:text-box>
        </draw:frame>
        <presentation:notes draw:style-name="dp2">
          <draw:page-thumbnail draw:style-name="gr2" draw:layer="layout" svg:width="12.699cm" svg:height="9.524cm" svg:x="3.175cm" svg:y="1.93cm" draw:page-number="10" presentation:class="page"/>
          <draw:frame presentation:style-name="pr4" draw:text-style-name="P5" draw:layer="layout" svg:width="15.239cm" svg:height="11.429cm" svg:x="1.905cm" svg:y="12.065cm" presentation:class="notes" presentation:placeholder="true">
            <draw:text-box/>
          </draw:frame>
        </presentation:notes>
      </draw:page>
      <draw:page draw:name="page11" draw:style-name="dp1" draw:master-page-name="CUSTOM">
        <office:forms form:automatic-focus="false" form:apply-design-mode="false"/>
        <draw:custom-shape draw:style-name="gr4" draw:text-style-name="P8" draw:layer="layout" svg:width="3.556cm" svg:height="11.176cm" svg:x="6.604cm" svg:y="4.318cm">
          <text:p/>
          <draw:enhanced-geometry svg:viewBox="0 0 21600 21600" draw:type="rectangle" draw:enhanced-path="M 0 0 L 21600 0 21600 21600 0 21600 0 0 Z N"/>
        </draw:custom-shape>
        <draw:frame draw:style-name="gr5" draw:text-style-name="P9" draw:layer="layout" svg:width="4.572cm" svg:height="1.242cm" svg:x="11.43cm" svg:y="9.144cm">
          <draw:text-box>
            <text:p/>
          </draw:text-box>
        </draw:frame>
        <draw:custom-shape draw:style-name="gr6" draw:text-style-name="P8" draw:layer="layout" svg:width="3.556cm" svg:height="5.08cm" svg:x="15.398cm" svg:y="8.382cm">
          <text:p/>
          <draw:enhanced-geometry svg:viewBox="0 0 21600 21600" draw:type="rectangle" draw:enhanced-path="M 0 0 L 21600 0 21600 21600 0 21600 0 0 Z N"/>
        </draw:custom-shape>
        <draw:frame draw:style-name="gr7" draw:text-style-name="P10" draw:layer="layout" svg:width="6.35cm" svg:height="0.996cm" svg:x="15.24cm" svg:y="7.136cm">
          <draw:text-box>
            <text:p><text:span text:style-name="T6">Physical address</text:span></text:p>
          </draw:text-box>
        </draw:frame>
        <draw:frame draw:style-name="gr7" draw:text-style-name="P10" draw:layer="layout" svg:width="6.35cm" svg:height="0.996cm" svg:x="5.465cm" svg:y="3.28cm">
          <draw:text-box>
            <text:p><text:span text:style-name="T6">Virtual address</text:span></text:p>
          </draw:text-box>
        </draw:frame>
        <draw:frame draw:style-name="gr7" draw:text-style-name="P10" draw:layer="layout" svg:width="1.778cm" svg:height="0.996cm" svg:x="19.812cm" svg:y="12.216cm">
          <draw:text-box>
            <text:p><text:span text:style-name="T6">16M</text:span></text:p>
          </draw:text-box>
        </draw:frame>
        <draw:connector draw:style-name="gr8" draw:text-style-name="P11" draw:layer="layout" draw:type="curve" svg:x1="20.066cm" svg:y1="12.839cm" svg:x2="19.147cm" svg:y2="12.446cm" svg:d="M20066 12839c-688 0-229-393-919-393" svg:viewBox="0 0 920 394">
          <text:p/>
        </draw:connector>
        <draw:line draw:style-name="gr9" draw:text-style-name="P11" draw:layer="layout" svg:x1="10.16cm" svg:y1="6.604cm" svg:x2="15.398cm" svg:y2="12.446cm">
          <text:p/>
        </draw:line>
        <draw:frame draw:style-name="gr10" draw:text-style-name="P10" draw:layer="layout" svg:width="5.588cm" svg:height="1.016cm" svg:x="1.27cm" svg:y="6.604cm">
          <draw:text-box>
            <text:p><text:span text:style-name="T6">0xffffffff80000000</text:span></text:p>
          </draw:text-box>
        </draw:frame>
        <draw:custom-shape draw:style-name="gr11" draw:text-style-name="P11" draw:layer="layout" svg:width="1.27cm" svg:height="2.032cm" svg:x="5.334cm" svg:y="5.08cm">
          <text:p/>
          <draw:enhanced-geometry svg:viewBox="0 0 21600 21600" draw:glue-points="21600 0 0 10800 21600 21600" draw:text-areas="13800 ?f9 21600 ?f10" draw:type="left-brace" draw:modifiers="1800 10604.563335955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10" draw:layer="layout" svg:width="2.286cm" svg:height="0.996cm" svg:x="2.794cm" svg:y="5.588cm">
          <draw:text-box>
            <text:p><text:span text:style-name="T6">512M</text:span></text:p>
          </draw:text-box>
        </draw:frame>
        <draw:frame draw:style-name="gr12" draw:text-style-name="P12" draw:layer="layout" svg:width="13.208cm" svg:height="1.733cm" svg:x="2.286cm" svg:y="1.315cm">
          <draw:text-box>
            <text:p><text:span text:style-name="T9">BEFORE </text:span><text:span text:style-name="T9">KALSR </text:span><text:span text:style-name="T9">ENABLED</text:span></text:p>
          </draw:text-box>
        </draw:frame>
        <draw:line draw:style-name="gr9" draw:text-style-name="P11" draw:layer="layout" svg:x1="10.16cm" svg:y1="5.588cm" svg:x2="15.398cm" svg:y2="11.43cm">
          <text:p/>
        </draw:line>
        <draw:custom-shape draw:style-name="gr13" draw:text-style-name="P7" draw:layer="layout" svg:width="3.556cm" svg:height="1.016cm" svg:x="15.398cm" svg:y="11.43cm">
          <text:p/>
          <draw:enhanced-geometry svg:viewBox="0 0 21600 21600" draw:type="rectangle" draw:enhanced-path="M 0 0 L 21600 0 21600 21600 0 21600 0 0 Z N"/>
        </draw:custom-shape>
        <draw:frame draw:style-name="gr14" draw:text-style-name="P10" draw:layer="layout" svg:width="3.906cm" svg:height="0.996cm" svg:x="15.24cm" svg:y="11.454cm">
          <draw:text-box>
            <text:p><text:span text:style-name="T6">Linux kernel</text:span></text:p>
          </draw:text-box>
        </draw:frame>
        <draw:frame draw:style-name="gr7" draw:text-style-name="P10" draw:layer="layout" svg:width="1.778cm" svg:height="0.996cm" svg:x="16.51cm" svg:y="13.486cm">
          <draw:text-box>
            <text:p><text:span text:style-name="T6">0</text:span></text:p>
          </draw:text-box>
        </draw:frame>
        <draw:custom-shape draw:style-name="gr15" draw:text-style-name="P13" draw:layer="layout" svg:width="3.556cm" svg:height="5.588cm" svg:x="6.604cm" svg:y="9.906cm">
          <text:p/>
          <draw:enhanced-geometry svg:viewBox="0 0 21600 21600" draw:type="rectangle" draw:enhanced-path="M 0 0 L 21600 0 21600 21600 0 21600 0 0 Z N"/>
        </draw:custom-shape>
        <draw:custom-shape draw:style-name="gr16" draw:text-style-name="P11" draw:layer="layout" svg:width="1.27cm" svg:height="5.588cm" svg:x="5.255cm" svg:y="9.906cm">
          <text:p/>
          <draw:enhanced-geometry svg:viewBox="0 0 21600 21600" draw:glue-points="21600 0 0 10800 21600 21600" draw:text-areas="13800 ?f9 21600 ?f10" draw:type="left-brace" draw:modifiers="1800 10604.563335955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0" draw:layer="layout" svg:width="3.423cm" svg:height="0.996cm" svg:x="1.778cm" svg:y="12.192cm">
          <draw:text-box>
            <text:p><text:span text:style-name="T6">User space</text:span></text:p>
          </draw:text-box>
        </draw:frame>
        <draw:custom-shape draw:style-name="gr18" draw:text-style-name="P14" draw:layer="layout" svg:width="3.556cm" svg:height="2.032cm" svg:x="6.604cm" svg:y="5.08cm">
          <text:p/>
          <draw:enhanced-geometry svg:viewBox="0 0 21600 21600" draw:type="rectangle" draw:enhanced-path="M 0 0 L 21600 0 21600 21600 0 21600 0 0 Z N"/>
        </draw:custom-shape>
        <draw:custom-shape draw:style-name="gr13" draw:text-style-name="P7" draw:layer="layout" svg:width="3.556cm" svg:height="1.016cm" svg:x="6.604cm" svg:y="5.588cm">
          <text:p/>
          <draw:enhanced-geometry svg:viewBox="0 0 21600 21600" draw:type="rectangle" draw:enhanced-path="M 0 0 L 21600 0 21600 21600 0 21600 0 0 Z N"/>
        </draw:custom-shape>
        <draw:connector draw:style-name="gr8" draw:text-style-name="P11" draw:layer="layout" draw:type="curve" svg:x1="11.43cm" svg:y1="4.586cm" svg:x2="10.16cm" svg:y2="6.604cm" draw:start-shape="id1" draw:start-glue-point="3" svg:d="M11430 4586c-1327 0-693 2018-1270 2018" svg:viewBox="0 0 1271 2019">
          <text:p/>
        </draw:connector>
        <draw:frame draw:style-name="gr7" draw:text-style-name="P10" xml:id="id1" draw:id="id1" draw:layer="layout" svg:width="5.588cm" svg:height="0.996cm" svg:x="11.43cm" svg:y="4.088cm">
          <draw:text-box>
            <text:p><text:span text:style-name="T6">0xffffffff810000</text:span><text:span text:style-name="T6">00</text:span></text:p>
          </draw:text-box>
        </draw:frame>
        <presentation:notes draw:style-name="dp2">
          <draw:page-thumbnail draw:style-name="gr2" draw:layer="layout" svg:width="12.699cm" svg:height="9.524cm" svg:x="3.175cm" svg:y="1.93cm" draw:page-number="11" presentation:class="page"/>
          <draw:frame presentation:style-name="pr4" draw:text-style-name="P5" draw:layer="layout" svg:width="15.239cm" svg:height="11.429cm" svg:x="1.905cm" svg:y="12.065cm" presentation:class="notes" presentation:placeholder="true">
            <draw:text-box/>
          </draw:frame>
        </presentation:notes>
      </draw:page>
      <draw:page draw:name="page12" draw:style-name="dp1" draw:master-page-name="CUSTOM">
        <office:forms form:automatic-focus="false" form:apply-design-mode="false"/>
        <draw:custom-shape draw:style-name="gr4" draw:text-style-name="P8" draw:layer="layout" svg:width="3.556cm" svg:height="11.176cm" svg:x="6.604cm" svg:y="4.318cm">
          <text:p/>
          <draw:enhanced-geometry svg:viewBox="0 0 21600 21600" draw:type="rectangle" draw:enhanced-path="M 0 0 L 21600 0 21600 21600 0 21600 0 0 Z N"/>
        </draw:custom-shape>
        <draw:frame draw:style-name="gr5" draw:text-style-name="P9" draw:layer="layout" svg:width="4.572cm" svg:height="1.242cm" svg:x="11.43cm" svg:y="9.144cm">
          <draw:text-box>
            <text:p/>
          </draw:text-box>
        </draw:frame>
        <draw:custom-shape draw:style-name="gr6" draw:text-style-name="P8" draw:layer="layout" svg:width="3.556cm" svg:height="5.08cm" svg:x="15.398cm" svg:y="8.382cm">
          <text:p/>
          <draw:enhanced-geometry svg:viewBox="0 0 21600 21600" draw:type="rectangle" draw:enhanced-path="M 0 0 L 21600 0 21600 21600 0 21600 0 0 Z N"/>
        </draw:custom-shape>
        <draw:frame draw:style-name="gr7" draw:text-style-name="P10" draw:layer="layout" svg:width="6.35cm" svg:height="0.996cm" svg:x="15.24cm" svg:y="7.136cm">
          <draw:text-box>
            <text:p><text:span text:style-name="T6">Physical address</text:span></text:p>
          </draw:text-box>
        </draw:frame>
        <draw:frame draw:style-name="gr7" draw:text-style-name="P10" draw:layer="layout" svg:width="6.35cm" svg:height="0.996cm" svg:x="5.588cm" svg:y="2.794cm">
          <draw:text-box>
            <text:p><text:span text:style-name="T6">Virtual address</text:span></text:p>
          </draw:text-box>
        </draw:frame>
        <draw:frame draw:style-name="gr19" draw:text-style-name="P10" draw:layer="layout" svg:width="4.572cm" svg:height="1.741cm" svg:x="20.066cm" svg:y="9.972cm">
          <draw:text-box>
            <text:p><text:span text:style-name="T6">Anywhere in </text:span><text:span text:style-name="T6">system RAM.</text:span></text:p>
          </draw:text-box>
        </draw:frame>
        <draw:connector draw:style-name="gr8" draw:text-style-name="P11" draw:layer="layout" draw:type="curve" svg:x1="20.066cm" svg:y1="11.061cm" svg:x2="19.147cm" svg:y2="10.668cm" svg:d="M20066 11061c-688 0-229-393-919-393" svg:viewBox="0 0 920 394">
          <text:p/>
        </draw:connector>
        <draw:line draw:style-name="gr9" draw:text-style-name="P11" draw:layer="layout" svg:x1="10.16cm" svg:y1="6.604cm" svg:x2="15.398cm" svg:y2="12.446cm">
          <text:p/>
        </draw:line>
        <draw:frame draw:style-name="gr10" draw:text-style-name="P10" draw:layer="layout" svg:width="5.588cm" svg:height="1.016cm" svg:x="1.27cm" svg:y="6.604cm">
          <draw:text-box>
            <text:p><text:span text:style-name="T6">0xffffffff80000000</text:span></text:p>
          </draw:text-box>
        </draw:frame>
        <draw:custom-shape draw:style-name="gr11" draw:text-style-name="P11" draw:layer="layout" svg:width="1.27cm" svg:height="2.032cm" svg:x="5.334cm" svg:y="5.08cm">
          <text:p/>
          <draw:enhanced-geometry svg:viewBox="0 0 21600 21600" draw:glue-points="21600 0 0 10800 21600 21600" draw:text-areas="13800 ?f9 21600 ?f10" draw:type="left-brace" draw:modifiers="1800 10604.563335955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10" draw:layer="layout" svg:width="2.286cm" svg:height="0.996cm" svg:x="2.794cm" svg:y="5.588cm">
          <draw:text-box>
            <text:p><text:span text:style-name="T6">1GB</text:span></text:p>
          </draw:text-box>
        </draw:frame>
        <draw:frame draw:style-name="gr20" draw:text-style-name="P12" draw:layer="layout" svg:width="11.43cm" svg:height="1.571cm" svg:x="2.286cm" svg:y="1.27cm">
          <draw:text-box>
            <text:p><text:span text:style-name="T9">AFTER KASLR </text:span><text:span text:style-name="T9">EBALED</text:span></text:p>
          </draw:text-box>
        </draw:frame>
        <draw:line draw:style-name="gr9" draw:text-style-name="P11" draw:layer="layout" svg:x1="10.16cm" svg:y1="5.588cm" svg:x2="15.398cm" svg:y2="11.43cm">
          <text:p/>
        </draw:line>
        <draw:custom-shape draw:style-name="gr13" draw:text-style-name="P7" draw:layer="layout" svg:width="3.556cm" svg:height="1.016cm" svg:x="15.398cm" svg:y="9.906cm">
          <text:p/>
          <draw:enhanced-geometry svg:viewBox="0 0 21600 21600" draw:type="rectangle" draw:enhanced-path="M 0 0 L 21600 0 21600 21600 0 21600 0 0 Z N"/>
        </draw:custom-shape>
        <draw:frame draw:style-name="gr14" draw:text-style-name="P10" draw:layer="layout" svg:width="3.906cm" svg:height="0.996cm" svg:x="15.241cm" svg:y="9.93cm">
          <draw:text-box>
            <text:p><text:span text:style-name="T6">Linux kernel</text:span></text:p>
          </draw:text-box>
        </draw:frame>
        <draw:frame draw:style-name="gr7" draw:text-style-name="P10" draw:layer="layout" svg:width="1.778cm" svg:height="0.996cm" svg:x="16.51cm" svg:y="13.486cm">
          <draw:text-box>
            <text:p><text:span text:style-name="T6">0M</text:span></text:p>
          </draw:text-box>
        </draw:frame>
        <draw:custom-shape draw:style-name="gr15" draw:text-style-name="P13" draw:layer="layout" svg:width="3.556cm" svg:height="5.588cm" svg:x="6.604cm" svg:y="9.906cm">
          <text:p/>
          <draw:enhanced-geometry svg:viewBox="0 0 21600 21600" draw:type="rectangle" draw:enhanced-path="M 0 0 L 21600 0 21600 21600 0 21600 0 0 Z N"/>
        </draw:custom-shape>
        <draw:custom-shape draw:style-name="gr16" draw:text-style-name="P11" draw:layer="layout" svg:width="1.27cm" svg:height="5.588cm" svg:x="5.255cm" svg:y="9.906cm">
          <text:p/>
          <draw:enhanced-geometry svg:viewBox="0 0 21600 21600" draw:glue-points="21600 0 0 10800 21600 21600" draw:text-areas="13800 ?f9 21600 ?f10" draw:type="left-brace" draw:modifiers="1800 10604.563335955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0" draw:layer="layout" svg:width="3.423cm" svg:height="0.996cm" svg:x="1.778cm" svg:y="12.192cm">
          <draw:text-box>
            <text:p><text:span text:style-name="T6">User space</text:span></text:p>
          </draw:text-box>
        </draw:frame>
        <draw:custom-shape draw:style-name="gr18" draw:text-style-name="P14" draw:layer="layout" svg:width="3.556cm" svg:height="2.032cm" svg:x="6.604cm" svg:y="5.08cm">
          <text:p/>
          <draw:enhanced-geometry svg:viewBox="0 0 21600 21600" draw:type="rectangle" draw:enhanced-path="M 0 0 L 21600 0 21600 21600 0 21600 0 0 Z N"/>
        </draw:custom-shape>
        <draw:custom-shape draw:style-name="gr13" draw:text-style-name="P7" draw:layer="layout" svg:width="3.556cm" svg:height="1.016cm" svg:x="6.604cm" svg:y="5.588cm">
          <text:p/>
          <draw:enhanced-geometry svg:viewBox="0 0 21600 21600" draw:type="rectangle" draw:enhanced-path="M 0 0 L 21600 0 21600 21600 0 21600 0 0 Z N"/>
        </draw:custom-shape>
        <draw:frame draw:style-name="gr21" draw:text-style-name="P10" xml:id="id2" draw:id="id2" draw:layer="layout" svg:width="4.572cm" svg:height="1.458cm" svg:x="19.812cm" svg:y="6.395cm">
          <draw:text-box>
            <text:p><text:span text:style-name="T6">64TB at most</text:span></text:p>
          </draw:text-box>
        </draw:frame>
        <draw:connector draw:style-name="gr8" draw:text-style-name="P11" draw:layer="layout" draw:type="curve" svg:x1="19.812cm" svg:y1="7.124cm" svg:x2="19.147cm" svg:y2="8.382cm" draw:start-shape="id2" svg:d="M19812 7124c-873 0-541 1258-665 1258" svg:viewBox="0 0 666 1259">
          <text:p/>
        </draw:connector>
        <draw:connector draw:style-name="gr8" draw:text-style-name="P11" draw:layer="layout" draw:type="curve" svg:x1="11.938cm" svg:y1="3.845cm" svg:x2="10.257cm" svg:y2="6.604cm" draw:start-shape="id3" draw:start-glue-point="3" svg:d="M11938 3845c-1635 0-795 2759-1681 2759" svg:viewBox="0 0 1682 2760">
          <text:p/>
        </draw:connector>
        <draw:frame draw:style-name="gr7" draw:text-style-name="P10" xml:id="id3" draw:id="id3" draw:layer="layout" svg:width="7.112cm" svg:height="0.996cm" svg:x="11.938cm" svg:y="3.347cm">
          <draw:text-box>
            <text:p><text:span text:style-name="T6">Anywhere in </text:span><text:span text:style-name="T6">1GB space</text:span></text:p>
          </draw:text-box>
        </draw:frame>
        <presentation:notes draw:style-name="dp2">
          <draw:page-thumbnail draw:style-name="gr2" draw:layer="layout" svg:width="12.699cm" svg:height="9.524cm" svg:x="3.175cm" svg:y="1.93cm" draw:page-number="12" presentation:class="page"/>
          <draw:frame presentation:style-name="pr4" draw:text-style-name="P5" draw:layer="layout" svg:width="15.239cm" svg:height="11.429cm" svg:x="1.905cm" svg:y="12.065cm" presentation:class="notes" presentation:placeholder="true">
            <draw:text-box/>
          </draw:frame>
        </presentation:notes>
      </draw:page>
      <draw:page draw:name="page13"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HOW KASLR </text:span><text:span text:style-name="T4">DOES TO </text:span><text:span text:style-name="T4">PROTECT?</text:span></text:p>
          </draw:text-box>
        </draw:frame>
        <draw:frame presentation:style-name="pr3" draw:layer="layout" svg:width="19.304cm" svg:height="9.917cm" svg:x="2.286cm" svg:y="5.588cm" presentation:class="outline" presentation:user-transformed="true">
          <draw:text-box>
            <text:list text:style-name="L2">
              <text:list-item>
                <text:p><text:span text:style-name="T10">This is done in </text:span><text:span text:style-name="T5">arch/x86/boot/compressed/.</text:span></text:p>
              </text:list-item>
              <text:list-item>
                <text:p><text:span text:style-name="T5">choose_random_location()</text:span></text:p>
                <text:list>
                  <text:list-item>
                    <text:p><text:span text:style-name="T5">Choose the physical and virtual address separately. </text:span></text:p>
                  </text:list-item>
                </text:list>
              </text:list-item>
              <text:list-item>
                <text:p><text:span text:style-name="T10">handle_relocations()</text:span></text:p>
                <text:list>
                  <text:list-item>
                    <text:p><text:span text:style-name="T10">Adjust those kernel symbols per relocation table entries appended at the end of kernel.</text:span></text:p>
                  </text:list-item>
                  <text:list-item>
                    <text:p><text:span text:style-name="T10">X86 kernel is non-PIE compiled. Its relocation tables are kept and appended to the end of kernel.</text:span></text:p>
                  </text:list-item>
                </text:list>
              </text:list-item>
              <text:list-item>
                <text:p><text:span text:style-name="T10"/></text:p>
              </text:list-item>
            </text:list>
          </draw:text-box>
        </draw:frame>
        <presentation:notes draw:style-name="dp2">
          <draw:page-thumbnail draw:style-name="gr2" draw:layer="layout" svg:width="12.699cm" svg:height="9.524cm" svg:x="3.175cm" svg:y="1.93cm" draw:page-number="13" presentation:class="page"/>
          <draw:frame presentation:style-name="pr4" draw:text-style-name="P5" draw:layer="layout" svg:width="15.239cm" svg:height="11.429cm" svg:x="1.905cm" svg:y="12.065cm" presentation:class="notes" presentation:placeholder="true">
            <draw:text-box/>
          </draw:frame>
        </presentation:notes>
      </draw:page>
      <draw:page draw:name="page14"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HOW KASLR </text:span><text:span text:style-name="T4">DOES TO </text:span><text:span text:style-name="T4">PROTECT?</text:span></text:p>
          </draw:text-box>
        </draw:frame>
        <draw:frame presentation:style-name="pr3" draw:layer="layout" svg:width="19.304cm" svg:height="9.917cm" svg:x="2.286cm" svg:y="5.588cm" presentation:class="outline" presentation:user-transformed="true">
          <draw:text-box>
            <text:list text:style-name="L2">
              <text:list-item>
                <text:p><text:span text:style-name="T10">Just make clear the conversion between phys and virt address.</text:span></text:p>
              </text:list-item>
              <text:list-item>
                <text:p><text:span text:style-name="T10">static inline unsigned long __phys_addr_nodebug(unsigned long x)</text:span></text:p>
              </text:list-item>
              <text:list-item>
                <text:p><text:span text:style-name="T10">{</text:span></text:p>
              </text:list-item>
              <text:list-item>
                <text:p><text:span text:style-name="T10"><text:s text:c="8"/></text:span><text:span text:style-name="T10">unsigned long y = x - __START_KERNEL_map;</text:span></text:p>
              </text:list-item>
              <text:list-item>
                <text:p><text:span text:style-name="T10"/></text:p>
              </text:list-item>
              <text:list-item>
                <text:p><text:span text:style-name="T10"><text:s text:c="8"/></text:span><text:span text:style-name="T10">/* use the carry flag to determine if x was &lt; __START_KERNEL_map */</text:span></text:p>
              </text:list-item>
              <text:list-item>
                <text:p><text:span text:style-name="T10"><text:s text:c="8"/></text:span><text:span text:style-name="T10">x = y + ((x &gt; y) ? phys_base : (__START_KERNEL_map - PAGE_OFFSET)); <text:s text:c="70"/></text:span></text:p>
              </text:list-item>
              <text:list-item>
                <text:p><text:span text:style-name="T10"/></text:p>
              </text:list-item>
              <text:list-item>
                <text:p><text:span text:style-name="T10"><text:s text:c="8"/></text:span><text:span text:style-name="T10">return x;</text:span></text:p>
              </text:list-item>
              <text:list-item>
                <text:p><text:span text:style-name="T10">}</text:span></text:p>
              </text:list-item>
              <text:list-item>
                <text:p><text:span text:style-name="T10">Y = x - __START_KERNEL_map + phys_base;</text:span></text:p>
              </text:list-item>
            </text:list>
          </draw:text-box>
        </draw:frame>
        <presentation:notes draw:style-name="dp2">
          <office:forms form:automatic-focus="false" form:apply-design-mode="false"/>
          <draw:page-thumbnail draw:style-name="gr2" draw:layer="layout" svg:width="12.699cm" svg:height="9.524cm" svg:x="3.175cm" svg:y="1.93cm" draw:page-number="14" presentation:class="page"/>
          <draw:frame presentation:style-name="pr4" draw:text-style-name="P5" draw:layer="layout" svg:width="15.239cm" svg:height="11.429cm" svg:x="1.905cm" svg:y="12.065cm" presentation:class="notes" presentation:placeholder="true">
            <draw:text-box/>
          </draw:frame>
        </presentation:notes>
      </draw:page>
      <draw:page draw:name="page15"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HOW KASLR </text:span><text:span text:style-name="T4">DOES TO </text:span><text:span text:style-name="T4">PROTECT?</text:span></text:p>
          </draw:text-box>
        </draw:frame>
        <draw:frame presentation:style-name="pr3" draw:layer="layout" svg:width="19.304cm" svg:height="9.917cm" svg:x="2.286cm" svg:y="5.588cm" presentation:class="outline" presentation:user-transformed="true">
          <draw:text-box>
            <text:list text:style-name="L2">
              <text:list-item>
                <text:p><text:span text:style-name="T10">This is done in </text:span><text:span text:style-name="T5">arch/x86/boot/compressed/.</text:span></text:p>
              </text:list-item>
              <text:list-item>
                <text:p><text:span text:style-name="T5">choose_random_location()</text:span></text:p>
                <text:list>
                  <text:list-item>
                    <text:p><text:span text:style-name="T5">Choose the physical and virtual address separately. </text:span></text:p>
                  </text:list-item>
                </text:list>
              </text:list-item>
              <text:list-item>
                <text:p><text:span text:style-name="T10">handle_relocations()</text:span></text:p>
                <text:list>
                  <text:list-item>
                    <text:p><text:span text:style-name="T10">Adjust those kernel symbols per relocation table entries appended at the end of kernel.</text:span></text:p>
                  </text:list-item>
                  <text:list-item>
                    <text:p><text:span text:style-name="T10">X86 kernel is non-PIE compiled. Its relocation tables are kept and appended to the end of kernel.</text:span></text:p>
                  </text:list-item>
                </text:list>
              </text:list-item>
              <text:list-item>
                <text:p><text:span text:style-name="T10"/></text:p>
              </text:list-item>
            </text:list>
          </draw:text-box>
        </draw:frame>
        <presentation:notes draw:style-name="dp2">
          <office:forms form:automatic-focus="false" form:apply-design-mode="false"/>
          <draw:page-thumbnail draw:style-name="gr2" draw:layer="layout" svg:width="12.699cm" svg:height="9.524cm" svg:x="3.175cm" svg:y="1.93cm" draw:page-number="15" presentation:class="page"/>
          <draw:frame presentation:style-name="pr4" draw:text-style-name="P5" draw:layer="layout" svg:width="15.239cm" svg:height="11.429cm" svg:x="1.905cm" svg:y="12.065cm" presentation:class="notes" presentation:placeholder="true">
            <draw:text-box/>
          </draw:frame>
        </presentation:notes>
      </draw:page>
      <draw:page draw:name="page16"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HOW KASLR </text:span><text:span text:style-name="T4">DOES TO </text:span><text:span text:style-name="T4">PROTECT?</text:span></text:p>
          </draw:text-box>
        </draw:frame>
        <draw:frame presentation:style-name="pr3" draw:layer="layout" svg:width="19.304cm" svg:height="9.917cm" svg:x="2.286cm" svg:y="5.588cm" presentation:class="outline" presentation:user-transformed="true">
          <draw:text-box>
            <text:list text:style-name="L2">
              <text:list-item>
                <text:p><text:span text:style-name="T5">Secondly, randomize the memory base addresses.</text:span></text:p>
                <text:list>
                  <text:list-item>
                    <text:p><text:span text:style-name="T5">Currently, only three memory sections join the base address randomization.</text:span></text:p>
                    <text:list>
                      <text:list-item>
                        <text:p><text:span text:style-name="T5">The direct mapping</text:span></text:p>
                      </text:list-item>
                      <text:list-item>
                        <text:p><text:span text:style-name="T5">Vmalloc</text:span></text:p>
                      </text:list-item>
                      <text:list-item>
                        <text:p><text:span text:style-name="T5">Virtual memory map (abbreviated to Vmemmap)</text:span></text:p>
                      </text:list-item>
                    </text:list>
                  </text:list-item>
                  <text:list-item>
                    <text:p><text:span text:style-name="T5">The order of them is unchanged, still the direct mapping first, then Vmalloc, Vmemmap.</text:span></text:p>
                  </text:list-item>
                  <text:list-item>
                    <text:p><text:span text:style-name="T5">The alignment is changed from the old 1TB to 1GB.</text:span></text:p>
                  </text:list-item>
                  <text:list-item>
                    <text:p><text:span text:style-name="T5">The size of the direct mapping section is variable. Not 64TB fixed any more, but the minimal between actual system RAM plus 10TB and 64TB .</text:span></text:p>
                  </text:list-item>
                  <text:list-item>
                    <text:p><text:span text:style-name="T5">Guard holes and memory sections are all in a big region and randomly choose available base address one by one. </text:span></text:p>
                  </text:list-item>
                </text:list>
              </text:list-item>
            </text:list>
          </draw:text-box>
        </draw:frame>
        <presentation:notes draw:style-name="dp2">
          <draw:page-thumbnail draw:style-name="gr2" draw:layer="layout" svg:width="12.699cm" svg:height="9.524cm" svg:x="3.175cm" svg:y="1.93cm" draw:page-number="16" presentation:class="page"/>
          <draw:frame presentation:style-name="pr4" draw:text-style-name="P5" draw:layer="layout" svg:width="15.239cm" svg:height="11.429cm" svg:x="1.905cm" svg:y="12.065cm" presentation:class="notes" presentation:placeholder="true">
            <draw:text-box/>
          </draw:frame>
        </presentation:notes>
      </draw:page>
      <draw:page draw:name="page17" draw:style-name="dp1" draw:master-page-name="CUSTOM">
        <office:forms form:automatic-focus="false" form:apply-design-mode="false"/>
        <draw:custom-shape draw:style-name="gr4" draw:text-style-name="P8" draw:layer="layout" svg:width="3.556cm" svg:height="11.176cm" svg:x="5.413cm" svg:y="4.318cm">
          <text:p/>
          <draw:enhanced-geometry svg:viewBox="0 0 21600 21600" draw:type="rectangle" draw:enhanced-path="M 0 0 L 21600 0 21600 21600 0 21600 0 0 Z N"/>
        </draw:custom-shape>
        <draw:frame draw:style-name="gr5" draw:text-style-name="P9" draw:layer="layout" svg:width="4.572cm" svg:height="1.242cm" svg:x="11.43cm" svg:y="9.144cm">
          <draw:text-box>
            <text:p/>
          </draw:text-box>
        </draw:frame>
        <draw:frame draw:style-name="gr7" draw:text-style-name="P10" draw:layer="layout" svg:width="6.35cm" svg:height="0.996cm" svg:x="5.588cm" svg:y="2.794cm">
          <draw:text-box>
            <text:p><text:span text:style-name="T6">Virtual address</text:span></text:p>
          </draw:text-box>
        </draw:frame>
        <draw:line draw:style-name="gr22" draw:text-style-name="P11" draw:layer="layout" svg:x1="9cm" svg:y1="9.871cm" svg:x2="12.954cm" svg:y2="16.256cm">
          <text:p/>
        </draw:line>
        <draw:frame draw:style-name="gr10" draw:text-style-name="P10" draw:layer="layout" svg:width="5.588cm" svg:height="1.016cm" svg:x="0.762cm" svg:y="7.112cm">
          <draw:text-box>
            <text:p><text:span text:style-name="T6">0xffffffff80000000</text:span></text:p>
          </draw:text-box>
        </draw:frame>
        <draw:custom-shape draw:style-name="gr11" draw:text-style-name="P11" draw:layer="layout" svg:width="1.27cm" svg:height="2.032cm" svg:x="4.143cm" svg:y="5.08cm">
          <text:p/>
          <draw:enhanced-geometry svg:viewBox="0 0 21600 21600" draw:glue-points="21600 0 0 10800 21600 21600" draw:text-areas="13800 ?f9 21600 ?f10" draw:type="left-brace" draw:modifiers="1800 10604.563335955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10" draw:layer="layout" svg:width="2.286cm" svg:height="0.996cm" svg:x="2.794cm" svg:y="5.588cm">
          <draw:text-box>
            <text:p><text:span text:style-name="T6">1GB</text:span></text:p>
          </draw:text-box>
        </draw:frame>
        <draw:frame draw:style-name="gr20" draw:text-style-name="P12" draw:layer="layout" svg:width="12.954cm" svg:height="1.571cm" svg:x="2.286cm" svg:y="1.27cm">
          <draw:text-box>
            <text:p><text:span text:style-name="T9">BEFORE </text:span><text:span text:style-name="T9">KASLR </text:span><text:span text:style-name="T9">ENABLED</text:span></text:p>
          </draw:text-box>
        </draw:frame>
        <draw:line draw:style-name="gr22" draw:text-style-name="P11" draw:layer="layout" svg:x1="8.969cm" svg:y1="4.318cm" svg:x2="12.954cm" svg:y2="3.048cm">
          <text:p/>
        </draw:line>
        <draw:custom-shape draw:style-name="gr15" draw:text-style-name="P13" draw:layer="layout" svg:width="3.556cm" svg:height="5.588cm" svg:x="5.413cm" svg:y="9.906cm">
          <text:p/>
          <draw:enhanced-geometry svg:viewBox="0 0 21600 21600" draw:type="rectangle" draw:enhanced-path="M 0 0 L 21600 0 21600 21600 0 21600 0 0 Z N"/>
        </draw:custom-shape>
        <draw:custom-shape draw:style-name="gr16" draw:text-style-name="P11" draw:layer="layout" svg:width="1.27cm" svg:height="5.588cm" svg:x="4.064cm" svg:y="9.906cm">
          <text:p/>
          <draw:enhanced-geometry svg:viewBox="0 0 21600 21600" draw:glue-points="21600 0 0 10800 21600 21600" draw:text-areas="13800 ?f9 21600 ?f10" draw:type="left-brace" draw:modifiers="1800 10604.563335955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0" draw:layer="layout" svg:width="3.423cm" svg:height="0.996cm" svg:x="1.149cm" svg:y="12.192cm">
          <draw:text-box>
            <text:p><text:span text:style-name="T6">User space</text:span></text:p>
          </draw:text-box>
        </draw:frame>
        <draw:custom-shape draw:style-name="gr18" draw:text-style-name="P14" draw:layer="layout" svg:width="3.556cm" svg:height="2.032cm" svg:x="5.413cm" svg:y="5.08cm">
          <text:p/>
          <draw:enhanced-geometry svg:viewBox="0 0 21600 21600" draw:type="rectangle" draw:enhanced-path="M 0 0 L 21600 0 21600 21600 0 21600 0 0 Z N"/>
        </draw:custom-shape>
        <draw:custom-shape draw:style-name="gr13" draw:text-style-name="P7" draw:layer="layout" svg:width="3.556cm" svg:height="1.016cm" svg:x="5.413cm" svg:y="5.588cm">
          <text:p/>
          <draw:enhanced-geometry svg:viewBox="0 0 21600 21600" draw:type="rectangle" draw:enhanced-path="M 0 0 L 21600 0 21600 21600 0 21600 0 0 Z N"/>
        </draw:custom-shape>
        <draw:custom-shape draw:style-name="gr23" draw:text-style-name="P8" draw:layer="layout" svg:width="6.096cm" svg:height="13.208cm" svg:x="12.954cm" svg:y="3.048cm">
          <text:p/>
          <draw:enhanced-geometry svg:viewBox="0 0 21600 21600" draw:type="rectangle" draw:enhanced-path="M 0 0 L 21600 0 21600 21600 0 21600 0 0 Z N"/>
        </draw:custom-shape>
        <draw:custom-shape draw:style-name="gr24" draw:text-style-name="P7" draw:layer="layout" svg:width="6.096cm" svg:height="4.537cm" svg:x="12.954cm" svg:y="10.922cm">
          <text:p text:style-name="P7">The direct mapping</text:p>
          <text:p text:style-name="P7">(64TB)</text:p>
          <draw:enhanced-geometry svg:viewBox="0 0 21600 21600" draw:type="rectangle" draw:enhanced-path="M 0 0 L 21600 0 21600 21600 0 21600 0 0 Z N"/>
        </draw:custom-shape>
        <draw:frame draw:style-name="gr25" draw:text-style-name="P9" draw:layer="layout" svg:width="3.47cm" svg:height="0.996cm" svg:x="14.31cm" svg:y="15.24cm">
          <draw:text-box>
            <text:p>Guard hole</text:p>
          </draw:text-box>
        </draw:frame>
        <draw:frame draw:style-name="gr7" draw:text-style-name="P10" draw:layer="layout" svg:width="6.35cm" svg:height="0.996cm" svg:x="19.05cm" svg:y="15.772cm">
          <draw:text-box>
            <text:p><text:span text:style-name="T6">0xffff8000000000</text:span><text:span text:style-name="T6">00</text:span></text:p>
          </draw:text-box>
        </draw:frame>
        <draw:frame draw:style-name="gr7" draw:text-style-name="P10" draw:layer="layout" svg:width="6.35cm" svg:height="0.996cm" svg:x="19.05cm" svg:y="14.78cm">
          <draw:text-box>
            <text:p><text:span text:style-name="T6">0xffff8800000000</text:span><text:span text:style-name="T6">00</text:span></text:p>
          </draw:text-box>
        </draw:frame>
        <draw:frame draw:style-name="gr7" draw:text-style-name="P10" draw:layer="layout" svg:width="6.35cm" svg:height="0.996cm" svg:x="19.05cm" svg:y="10.16cm">
          <draw:text-box>
            <text:p><text:span text:style-name="T6">0xffffc7ffffffffff</text:span></text:p>
          </draw:text-box>
        </draw:frame>
        <draw:custom-shape draw:style-name="gr26" draw:text-style-name="P7" draw:layer="layout" svg:width="6.096cm" svg:height="2.759cm" svg:x="12.954cm" svg:y="7.112cm">
          <text:p text:style-name="P7">Vmalloc mapping</text:p>
          <text:p text:style-name="P7">(32TB)</text:p>
          <draw:enhanced-geometry svg:viewBox="0 0 21600 21600" draw:type="rectangle" draw:enhanced-path="M 0 0 L 21600 0 21600 21600 0 21600 0 0 Z N"/>
        </draw:custom-shape>
        <draw:frame draw:style-name="gr25" draw:text-style-name="P9" draw:layer="layout" svg:width="3.47cm" svg:height="0.996cm" svg:x="14.224cm" svg:y="9.652cm">
          <draw:text-box>
            <text:p>Guard hole</text:p>
          </draw:text-box>
        </draw:frame>
        <draw:custom-shape draw:style-name="gr27" draw:text-style-name="P7" draw:layer="layout" svg:width="6.096cm" svg:height="1.778cm" svg:x="12.954cm" svg:y="4.318cm">
          <text:p text:style-name="P7">Virtual memory map</text:p>
          <text:p text:style-name="P7">(1TB)</text:p>
          <draw:enhanced-geometry svg:viewBox="0 0 21600 21600" draw:type="rectangle" draw:enhanced-path="M 0 0 L 21600 0 21600 21600 0 21600 0 0 Z N"/>
        </draw:custom-shape>
        <draw:frame draw:style-name="gr25" draw:text-style-name="P9" draw:layer="layout" svg:width="3.47cm" svg:height="0.996cm" svg:x="14.056cm" svg:y="6.096cm">
          <draw:text-box>
            <text:p>Guard hole</text:p>
          </draw:text-box>
        </draw:frame>
        <draw:custom-shape draw:style-name="gr28" draw:text-style-name="P7" draw:layer="layout" svg:width="6.096cm" svg:height="0.762cm" svg:x="12.954cm" svg:y="3.048cm">
          <text:p text:style-name="P7">Kernel text and module</text:p>
          <text:p text:style-name="P7">(2GB)</text:p>
          <draw:enhanced-geometry svg:viewBox="0 0 21600 21600" draw:type="rectangle" draw:enhanced-path="M 0 0 L 21600 0 21600 21600 0 21600 0 0 Z N"/>
        </draw:custom-shape>
        <draw:line draw:style-name="gr29" draw:text-style-name="P11" draw:layer="layout" svg:x1="8.969cm" svg:y1="7.112cm" svg:x2="12.954cm" svg:y2="3.81cm">
          <text:p/>
        </draw:line>
        <draw:frame draw:style-name="gr7" draw:text-style-name="P10" draw:layer="layout" svg:width="6.35cm" svg:height="0.996cm" svg:x="19.05cm" svg:y="9.168cm">
          <draw:text-box>
            <text:p><text:span text:style-name="T6">0xffffc900000000</text:span><text:span text:style-name="T6">00</text:span></text:p>
          </draw:text-box>
        </draw:frame>
        <draw:frame draw:style-name="gr7" draw:text-style-name="P10" draw:layer="layout" svg:width="6.35cm" svg:height="0.996cm" svg:x="18.996cm" svg:y="6.574cm">
          <draw:text-box>
            <text:p><text:span text:style-name="T6">0xffffe8ffffffffff</text:span></text:p>
          </draw:text-box>
        </draw:frame>
        <draw:frame draw:style-name="gr7" draw:text-style-name="P10" draw:layer="layout" svg:width="6.35cm" svg:height="0.996cm" svg:x="18.996cm" svg:y="5.488cm">
          <draw:text-box>
            <text:p><text:span text:style-name="T6">0xffffea00000000</text:span><text:span text:style-name="T6">00</text:span></text:p>
          </draw:text-box>
        </draw:frame>
        <draw:frame draw:style-name="gr7" draw:text-style-name="P10" draw:layer="layout" svg:width="6.35cm" svg:height="0.996cm" svg:x="18.996cm" svg:y="4.188cm">
          <draw:text-box>
            <text:p><text:span text:style-name="T6">0xffffeaffffffffff</text:span></text:p>
          </draw:text-box>
        </draw:frame>
        <draw:frame draw:style-name="gr10" draw:text-style-name="P10" draw:layer="layout" svg:width="5.588cm" svg:height="1.016cm" svg:x="19.05cm" svg:y="3.202cm">
          <draw:text-box>
            <text:p><text:span text:style-name="T6">0xffffffff80000000</text:span></text:p>
          </draw:text-box>
        </draw:frame>
        <draw:frame draw:style-name="gr10" draw:text-style-name="P10" draw:layer="layout" svg:width="5.588cm" svg:height="1.016cm" svg:x="19.05cm" svg:y="2.34cm">
          <draw:text-box>
            <text:p><text:span text:style-name="T6">0xffffffffffffffff</text:span></text:p>
          </draw:text-box>
        </draw:frame>
        <draw:custom-shape draw:style-name="gr26" draw:text-style-name="P7" draw:layer="layout" svg:width="6.096cm" svg:height="2.759cm" svg:x="12.954cm" svg:y="7.112cm">
          <text:p text:style-name="P7">Vmalloc mapping</text:p>
          <text:p text:style-name="P7">(32TB)</text:p>
          <draw:enhanced-geometry svg:viewBox="0 0 21600 21600" draw:type="rectangle" draw:enhanced-path="M 0 0 L 21600 0 21600 21600 0 21600 0 0 Z N"/>
        </draw:custom-shape>
        <presentation:notes draw:style-name="dp2">
          <draw:page-thumbnail draw:style-name="gr2" draw:layer="layout" svg:width="12.699cm" svg:height="9.524cm" svg:x="3.175cm" svg:y="1.93cm" draw:page-number="17" presentation:class="page"/>
          <draw:frame presentation:style-name="pr4" draw:text-style-name="P5" draw:layer="layout" svg:width="15.239cm" svg:height="11.429cm" svg:x="1.905cm" svg:y="12.065cm" presentation:class="notes" presentation:placeholder="true">
            <draw:text-box/>
          </draw:frame>
        </presentation:notes>
      </draw:page>
      <draw:page draw:name="page18" draw:style-name="dp1" draw:master-page-name="CUSTOM">
        <office:forms form:automatic-focus="false" form:apply-design-mode="false"/>
        <draw:custom-shape draw:style-name="gr4" draw:text-style-name="P8" draw:layer="layout" svg:width="3.556cm" svg:height="11.176cm" svg:x="5.413cm" svg:y="4.318cm">
          <text:p/>
          <draw:enhanced-geometry svg:viewBox="0 0 21600 21600" draw:type="rectangle" draw:enhanced-path="M 0 0 L 21600 0 21600 21600 0 21600 0 0 Z N"/>
        </draw:custom-shape>
        <draw:frame draw:style-name="gr5" draw:text-style-name="P9" draw:layer="layout" svg:width="4.572cm" svg:height="1.242cm" svg:x="11.43cm" svg:y="9.144cm">
          <draw:text-box>
            <text:p/>
          </draw:text-box>
        </draw:frame>
        <draw:frame draw:style-name="gr7" draw:text-style-name="P10" draw:layer="layout" svg:width="6.35cm" svg:height="0.996cm" svg:x="5.588cm" svg:y="2.794cm">
          <draw:text-box>
            <text:p><text:span text:style-name="T6">Virtual address</text:span></text:p>
          </draw:text-box>
        </draw:frame>
        <draw:line draw:style-name="gr22" draw:text-style-name="P11" draw:layer="layout" svg:x1="9cm" svg:y1="9.871cm" svg:x2="12.954cm" svg:y2="16.256cm">
          <text:p/>
        </draw:line>
        <draw:frame draw:style-name="gr10" draw:text-style-name="P10" draw:layer="layout" svg:width="5.588cm" svg:height="1.016cm" svg:x="0.762cm" svg:y="7.112cm">
          <draw:text-box>
            <text:p><text:span text:style-name="T6">0xffffffff80000000</text:span></text:p>
          </draw:text-box>
        </draw:frame>
        <draw:custom-shape draw:style-name="gr11" draw:text-style-name="P11" draw:layer="layout" svg:width="1.27cm" svg:height="2.032cm" svg:x="4.143cm" svg:y="5.08cm">
          <text:p/>
          <draw:enhanced-geometry svg:viewBox="0 0 21600 21600" draw:glue-points="21600 0 0 10800 21600 21600" draw:text-areas="13800 ?f9 21600 ?f10" draw:type="left-brace" draw:modifiers="1800 10604.563335955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10" draw:layer="layout" svg:width="2.286cm" svg:height="0.996cm" svg:x="2.794cm" svg:y="5.588cm">
          <draw:text-box>
            <text:p><text:span text:style-name="T6">1GB</text:span></text:p>
          </draw:text-box>
        </draw:frame>
        <draw:frame draw:style-name="gr20" draw:text-style-name="P12" draw:layer="layout" svg:width="12.954cm" svg:height="1.571cm" svg:x="2.286cm" svg:y="1.27cm">
          <draw:text-box>
            <text:p><text:span text:style-name="T9">AFTER KASLR </text:span><text:span text:style-name="T9">ENABLED</text:span></text:p>
          </draw:text-box>
        </draw:frame>
        <draw:line draw:style-name="gr22" draw:text-style-name="P11" draw:layer="layout" svg:x1="8.969cm" svg:y1="4.318cm" svg:x2="12.954cm" svg:y2="3.048cm">
          <text:p/>
        </draw:line>
        <draw:custom-shape draw:style-name="gr15" draw:text-style-name="P13" draw:layer="layout" svg:width="3.556cm" svg:height="5.588cm" svg:x="5.413cm" svg:y="9.906cm">
          <text:p/>
          <draw:enhanced-geometry svg:viewBox="0 0 21600 21600" draw:type="rectangle" draw:enhanced-path="M 0 0 L 21600 0 21600 21600 0 21600 0 0 Z N"/>
        </draw:custom-shape>
        <draw:custom-shape draw:style-name="gr16" draw:text-style-name="P11" draw:layer="layout" svg:width="1.27cm" svg:height="5.588cm" svg:x="4.064cm" svg:y="9.906cm">
          <text:p/>
          <draw:enhanced-geometry svg:viewBox="0 0 21600 21600" draw:glue-points="21600 0 0 10800 21600 21600" draw:text-areas="13800 ?f9 21600 ?f10" draw:type="left-brace" draw:modifiers="1800 10604.563335955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0" draw:layer="layout" svg:width="3.423cm" svg:height="0.996cm" svg:x="1.149cm" svg:y="12.192cm">
          <draw:text-box>
            <text:p><text:span text:style-name="T6">User space</text:span></text:p>
          </draw:text-box>
        </draw:frame>
        <draw:custom-shape draw:style-name="gr18" draw:text-style-name="P14" draw:layer="layout" svg:width="3.556cm" svg:height="2.032cm" svg:x="5.413cm" svg:y="5.08cm">
          <text:p/>
          <draw:enhanced-geometry svg:viewBox="0 0 21600 21600" draw:type="rectangle" draw:enhanced-path="M 0 0 L 21600 0 21600 21600 0 21600 0 0 Z N"/>
        </draw:custom-shape>
        <draw:custom-shape draw:style-name="gr13" draw:text-style-name="P7" draw:layer="layout" svg:width="3.556cm" svg:height="1.016cm" svg:x="5.413cm" svg:y="5.588cm">
          <text:p/>
          <draw:enhanced-geometry svg:viewBox="0 0 21600 21600" draw:type="rectangle" draw:enhanced-path="M 0 0 L 21600 0 21600 21600 0 21600 0 0 Z N"/>
        </draw:custom-shape>
        <draw:custom-shape draw:style-name="gr23" draw:text-style-name="P8" draw:layer="layout" svg:width="6.096cm" svg:height="13.208cm" svg:x="12.954cm" svg:y="3.048cm">
          <text:p/>
          <draw:enhanced-geometry svg:viewBox="0 0 21600 21600" draw:type="rectangle" draw:enhanced-path="M 0 0 L 21600 0 21600 21600 0 21600 0 0 Z N"/>
        </draw:custom-shape>
        <draw:custom-shape draw:style-name="gr24" draw:text-style-name="P15" draw:layer="layout" svg:width="6.096cm" svg:height="4.537cm" svg:x="12.954cm" svg:y="10.922cm">
          <text:p text:style-name="P7"><text:span text:style-name="T6">The direct mapping</text:span></text:p>
          <text:p text:style-name="P7"><text:span text:style-name="T6">(Variable size)</text:span></text:p>
          <draw:enhanced-geometry svg:viewBox="0 0 21600 21600" draw:type="rectangle" draw:enhanced-path="M 0 0 L 21600 0 21600 21600 0 21600 0 0 Z N"/>
        </draw:custom-shape>
        <draw:frame draw:style-name="gr25" draw:text-style-name="P10" draw:layer="layout" svg:width="3.47cm" svg:height="0.996cm" svg:x="14.31cm" svg:y="15.24cm">
          <draw:text-box>
            <text:p><text:span text:style-name="T6">Guard hole</text:span></text:p>
          </draw:text-box>
        </draw:frame>
        <draw:frame draw:style-name="gr7" draw:text-style-name="P10" draw:layer="layout" svg:width="6.35cm" svg:height="0.996cm" svg:x="19.05cm" svg:y="15.772cm">
          <draw:text-box>
            <text:p><text:span text:style-name="T6">0xffff8000000000</text:span><text:span text:style-name="T6">00</text:span></text:p>
          </draw:text-box>
        </draw:frame>
        <draw:frame draw:style-name="gr7" draw:text-style-name="P10" draw:layer="layout" svg:width="6.35cm" svg:height="0.996cm" svg:x="19.05cm" svg:y="14.78cm">
          <draw:text-box>
            <text:p><text:span text:style-name="T6">Random address</text:span></text:p>
          </draw:text-box>
        </draw:frame>
        <draw:custom-shape draw:style-name="gr26" draw:text-style-name="P15" draw:layer="layout" svg:width="6.096cm" svg:height="2.759cm" svg:x="12.954cm" svg:y="7.112cm">
          <text:p text:style-name="P7"><text:span text:style-name="T6">Vmalloc mapping</text:span></text:p>
          <text:p text:style-name="P7"><text:span text:style-name="T6">(32TB)</text:span></text:p>
          <draw:enhanced-geometry svg:viewBox="0 0 21600 21600" draw:type="rectangle" draw:enhanced-path="M 0 0 L 21600 0 21600 21600 0 21600 0 0 Z N"/>
        </draw:custom-shape>
        <draw:frame draw:style-name="gr25" draw:text-style-name="P10" draw:layer="layout" svg:width="3.47cm" svg:height="0.996cm" svg:x="14.224cm" svg:y="9.652cm">
          <draw:text-box>
            <text:p><text:span text:style-name="T6">Guard hole</text:span></text:p>
          </draw:text-box>
        </draw:frame>
        <draw:custom-shape draw:style-name="gr27" draw:text-style-name="P15" draw:layer="layout" svg:width="6.096cm" svg:height="1.778cm" svg:x="12.954cm" svg:y="4.318cm">
          <text:p text:style-name="P7"><text:span text:style-name="T6">Virtual memory map</text:span></text:p>
          <text:p text:style-name="P7"><text:span text:style-name="T6">(1TB)</text:span></text:p>
          <draw:enhanced-geometry svg:viewBox="0 0 21600 21600" draw:type="rectangle" draw:enhanced-path="M 0 0 L 21600 0 21600 21600 0 21600 0 0 Z N"/>
        </draw:custom-shape>
        <draw:frame draw:style-name="gr25" draw:text-style-name="P10" draw:layer="layout" svg:width="3.47cm" svg:height="0.996cm" svg:x="14.056cm" svg:y="6.096cm">
          <draw:text-box>
            <text:p><text:span text:style-name="T6">Guard hole</text:span></text:p>
          </draw:text-box>
        </draw:frame>
        <draw:custom-shape draw:style-name="gr28" draw:text-style-name="P15" draw:layer="layout" svg:width="6.096cm" svg:height="0.762cm" svg:x="12.954cm" svg:y="3.048cm">
          <text:p text:style-name="P7"><text:span text:style-name="T6">Kernel text and module</text:span></text:p>
          <text:p text:style-name="P7"><text:span text:style-name="T6">(2GB)</text:span></text:p>
          <draw:enhanced-geometry svg:viewBox="0 0 21600 21600" draw:type="rectangle" draw:enhanced-path="M 0 0 L 21600 0 21600 21600 0 21600 0 0 Z N"/>
        </draw:custom-shape>
        <draw:line draw:style-name="gr29" draw:text-style-name="P11" draw:layer="layout" svg:x1="8.969cm" svg:y1="7.112cm" svg:x2="12.954cm" svg:y2="3.81cm">
          <text:p/>
        </draw:line>
        <draw:frame draw:style-name="gr10" draw:text-style-name="P10" draw:layer="layout" svg:width="5.588cm" svg:height="1.016cm" svg:x="19.05cm" svg:y="2.34cm">
          <draw:text-box>
            <text:p><text:span text:style-name="T6">0xffffffffffffffff</text:span></text:p>
          </draw:text-box>
        </draw:frame>
        <draw:custom-shape draw:style-name="gr26" draw:text-style-name="P15" draw:layer="layout" svg:width="6.096cm" svg:height="2.759cm" svg:x="12.954cm" svg:y="7.112cm">
          <text:p text:style-name="P7"><text:span text:style-name="T6">Vmalloc mapping</text:span></text:p>
          <text:p text:style-name="P7"><text:span text:style-name="T6">(32TB)</text:span></text:p>
          <draw:enhanced-geometry svg:viewBox="0 0 21600 21600" draw:type="rectangle" draw:enhanced-path="M 0 0 L 21600 0 21600 21600 0 21600 0 0 Z N"/>
        </draw:custom-shape>
        <draw:frame draw:style-name="gr7" draw:text-style-name="P10" draw:layer="layout" svg:width="6.35cm" svg:height="0.996cm" svg:x="19.304cm" svg:y="5.612cm">
          <draw:text-box>
            <text:p><text:span text:style-name="T6">Random address</text:span></text:p>
          </draw:text-box>
        </draw:frame>
        <draw:frame draw:style-name="gr7" draw:text-style-name="P10" draw:layer="layout" svg:width="6.35cm" svg:height="0.996cm" svg:x="19.05cm" svg:y="9.398cm">
          <draw:text-box>
            <text:p><text:span text:style-name="T6">Random address</text:span></text:p>
          </draw:text-box>
        </draw:frame>
        <draw:frame draw:style-name="gr30" draw:text-style-name="P16" draw:layer="layout" svg:width="6.35cm" svg:height="1.411cm" svg:x="0cm" svg:y="3.302cm">
          <draw:text-box>
            <text:p><text:span text:style-name="T11">Module loading address </text:span><text:span text:style-name="T11">is random</text:span></text:p>
          </draw:text-box>
        </draw:frame>
        <draw:connector draw:style-name="gr31" draw:text-style-name="P11" draw:layer="layout" draw:type="curve" svg:x1="2.274cm" svg:y1="4.155cm" svg:x2="5.182cm" svg:y2="4.811cm" svg:d="M2274 4155c2181 0 727 656 2908 656" svg:viewBox="0 0 2909 657">
          <text:p/>
        </draw:connector>
        <presentation:notes draw:style-name="dp2">
          <draw:page-thumbnail draw:style-name="gr2" draw:layer="layout" svg:width="12.699cm" svg:height="9.524cm" svg:x="3.175cm" svg:y="1.93cm" draw:page-number="18" presentation:class="page"/>
          <draw:frame presentation:style-name="pr4" draw:text-style-name="P5" draw:layer="layout" svg:width="15.239cm" svg:height="11.429cm" svg:x="1.905cm" svg:y="12.065cm" presentation:class="notes" presentation:placeholder="true">
            <draw:text-box/>
          </draw:frame>
        </presentation:notes>
      </draw:page>
      <draw:page draw:name="page19"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HOW KASLR </text:span><text:span text:style-name="T4">DOES TO </text:span><text:span text:style-name="T4">PROTECT?</text:span></text:p>
          </draw:text-box>
        </draw:frame>
        <draw:frame presentation:style-name="pr3" draw:layer="layout" svg:width="19.304cm" svg:height="9.917cm" svg:x="2.286cm" svg:y="5.588cm" presentation:class="outline" presentation:user-transformed="true">
          <draw:text-box>
            <text:list text:style-name="L2">
              <text:list-item>
                <text:p><text:span text:style-name="T5">This is mainly done in arch/x86/mm/kaslr.c</text:span></text:p>
              </text:list-item>
              <text:list-item>
                <text:p><text:span text:style-name="T5">kernel_randomize_memory()</text:span></text:p>
                <text:list>
                  <text:list-item>
                    <text:p><text:span text:style-name="T5">KASAN is closed</text:span></text:p>
                  </text:list-item>
                  <text:list-item>
                    <text:p><text:span text:style-name="T5">Now supports 4-level paging mode in 1GB granularity.</text:span></text:p>
                  </text:list-item>
                  <text:list-item>
                    <text:p><text:span text:style-name="T5">Supports 5-level paging mode in 512GB granularity before, now improved to be 1GB too for better randomization.</text:span></text:p>
                  </text:list-item>
                </text:list>
              </text:list-item>
              <text:list-item>
                <text:p><text:span text:style-name="T5">Recently, the starting address of the direct mapping has been changed to 0xffff888000000000 in 4-level, 0xff11000000000000 in 5-level. Please check </text:span><text:span text:style-name="T5">Documentation/x86/x86_64/mm.rst for more details.</text:span></text:p>
              </text:list-item>
            </text:list>
          </draw:text-box>
        </draw:frame>
        <presentation:notes draw:style-name="dp2">
          <draw:page-thumbnail draw:style-name="gr2" draw:layer="layout" svg:width="12.699cm" svg:height="9.524cm" svg:x="3.175cm" svg:y="1.93cm" draw:page-number="19" presentation:class="page"/>
          <draw:frame presentation:style-name="pr4" draw:text-style-name="P5" draw:layer="layout" svg:width="15.239cm" svg:height="11.429cm" svg:x="1.905cm" svg:y="12.065cm" presentation:class="notes" presentation:placeholder="true">
            <draw:text-box/>
          </draw:frame>
        </presentation:notes>
      </draw:page>
      <draw:page draw:name="page20"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HOW KASLR </text:span><text:span text:style-name="T4">DOES TO </text:span><text:span text:style-name="T4">PROTECT?</text:span></text:p>
          </draw:text-box>
        </draw:frame>
        <draw:frame presentation:style-name="pr3" draw:layer="layout" svg:width="19.304cm" svg:height="9.917cm" svg:x="2.286cm" svg:y="5.588cm" presentation:class="outline" presentation:user-transformed="true">
          <draw:text-box>
            <text:list text:style-name="L2">
              <text:list-item>
                <text:p><text:span text:style-name="T5">Thirdly, randomize the module loading address.</text:span></text:p>
                <text:list>
                  <text:list-item>
                    <text:p><text:span text:style-name="T5">Modules can only be loaded within virtual address space [0xffffffffa0000000 - fixmap start]</text:span></text:p>
                  </text:list-item>
                  <text:list-item>
                    <text:p><text:span text:style-name="T5">Only choose a single base offset because randomizing each module load ends up wasting/fragmenting memory too much.</text:span></text:p>
                  </text:list-item>
                </text:list>
              </text:list-item>
            </text:list>
          </draw:text-box>
        </draw:frame>
        <presentation:notes draw:style-name="dp2">
          <office:forms form:automatic-focus="false" form:apply-design-mode="false"/>
          <draw:page-thumbnail draw:style-name="gr2" draw:layer="layout" svg:width="12.699cm" svg:height="9.524cm" svg:x="3.175cm" svg:y="1.93cm" draw:page-number="20" presentation:class="page"/>
          <draw:frame presentation:style-name="pr4" draw:text-style-name="P5" draw:layer="layout" svg:width="15.239cm" svg:height="11.429cm" svg:x="1.905cm" svg:y="12.065cm" presentation:class="notes" presentation:placeholder="true">
            <draw:text-box/>
          </draw:frame>
        </presentation:notes>
      </draw:page>
      <draw:page draw:name="page21" draw:style-name="dp1" draw:master-page-name="CUSTOM">
        <office:forms form:automatic-focus="false" form:apply-design-mode="false"/>
        <draw:custom-shape draw:style-name="gr4" draw:text-style-name="P8" draw:layer="layout" svg:width="3.556cm" svg:height="11.176cm" svg:x="5.413cm" svg:y="4.318cm">
          <text:p/>
          <draw:enhanced-geometry svg:viewBox="0 0 21600 21600" draw:type="rectangle" draw:enhanced-path="M 0 0 L 21600 0 21600 21600 0 21600 0 0 Z N"/>
        </draw:custom-shape>
        <draw:frame draw:style-name="gr5" draw:text-style-name="P9" draw:layer="layout" svg:width="4.572cm" svg:height="1.242cm" svg:x="11.43cm" svg:y="9.144cm">
          <draw:text-box>
            <text:p/>
          </draw:text-box>
        </draw:frame>
        <draw:frame draw:style-name="gr7" draw:text-style-name="P10" draw:layer="layout" svg:width="6.35cm" svg:height="0.996cm" svg:x="5.588cm" svg:y="2.794cm">
          <draw:text-box>
            <text:p><text:span text:style-name="T6">Virtual address</text:span></text:p>
          </draw:text-box>
        </draw:frame>
        <draw:frame draw:style-name="gr10" draw:text-style-name="P10" draw:layer="layout" svg:width="5.588cm" svg:height="1.016cm" svg:x="0.762cm" svg:y="7.112cm">
          <draw:text-box>
            <text:p><text:span text:style-name="T6">0xffffffff80000000</text:span></text:p>
          </draw:text-box>
        </draw:frame>
        <draw:custom-shape draw:style-name="gr11" draw:text-style-name="P11" draw:layer="layout" svg:width="1.27cm" svg:height="2.032cm" svg:x="4.143cm" svg:y="5.08cm">
          <text:p/>
          <draw:enhanced-geometry svg:viewBox="0 0 21600 21600" draw:glue-points="21600 0 0 10800 21600 21600" draw:text-areas="13800 ?f9 21600 ?f10" draw:type="left-brace" draw:modifiers="1800 10604.563335955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10" draw:layer="layout" svg:width="2.286cm" svg:height="0.996cm" svg:x="2.794cm" svg:y="5.588cm">
          <draw:text-box>
            <text:p><text:span text:style-name="T6">1GB</text:span></text:p>
          </draw:text-box>
        </draw:frame>
        <draw:frame draw:style-name="gr20" draw:text-style-name="P12" draw:layer="layout" svg:width="12.954cm" svg:height="1.571cm" svg:x="2.286cm" svg:y="1.27cm">
          <draw:text-box>
            <text:p><text:span text:style-name="T9">WITH KASLR </text:span><text:span text:style-name="T9">ENABLED</text:span></text:p>
          </draw:text-box>
        </draw:frame>
        <draw:line draw:style-name="gr22" draw:text-style-name="P11" draw:layer="layout" svg:x1="8.969cm" svg:y1="4.318cm" svg:x2="15.232cm" svg:y2="5.08cm">
          <text:p/>
        </draw:line>
        <draw:custom-shape draw:style-name="gr15" draw:text-style-name="P13" draw:layer="layout" svg:width="3.556cm" svg:height="5.588cm" svg:x="5.413cm" svg:y="9.906cm">
          <text:p/>
          <draw:enhanced-geometry svg:viewBox="0 0 21600 21600" draw:type="rectangle" draw:enhanced-path="M 0 0 L 21600 0 21600 21600 0 21600 0 0 Z N"/>
        </draw:custom-shape>
        <draw:custom-shape draw:style-name="gr16" draw:text-style-name="P11" draw:layer="layout" svg:width="1.27cm" svg:height="5.588cm" svg:x="4.064cm" svg:y="9.906cm">
          <text:p/>
          <draw:enhanced-geometry svg:viewBox="0 0 21600 21600" draw:glue-points="21600 0 0 10800 21600 21600" draw:text-areas="13800 ?f9 21600 ?f10" draw:type="left-brace" draw:modifiers="1800 10604.563335955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0" draw:layer="layout" svg:width="3.423cm" svg:height="0.996cm" svg:x="1.149cm" svg:y="12.192cm">
          <draw:text-box>
            <text:p><text:span text:style-name="T6">User space</text:span></text:p>
          </draw:text-box>
        </draw:frame>
        <draw:custom-shape draw:style-name="gr18" draw:text-style-name="P14" draw:layer="layout" svg:width="3.556cm" svg:height="2.032cm" svg:x="5.413cm" svg:y="5.08cm">
          <text:p/>
          <draw:enhanced-geometry svg:viewBox="0 0 21600 21600" draw:type="rectangle" draw:enhanced-path="M 0 0 L 21600 0 21600 21600 0 21600 0 0 Z N"/>
        </draw:custom-shape>
        <draw:custom-shape draw:style-name="gr13" draw:text-style-name="P7" draw:layer="layout" svg:width="3.556cm" svg:height="1.016cm" svg:x="5.413cm" svg:y="5.588cm">
          <text:p/>
          <draw:enhanced-geometry svg:viewBox="0 0 21600 21600" draw:type="rectangle" draw:enhanced-path="M 0 0 L 21600 0 21600 21600 0 21600 0 0 Z N"/>
        </draw:custom-shape>
        <draw:line draw:style-name="gr29" draw:text-style-name="P11" draw:layer="layout" svg:x1="8.969cm" svg:y1="5.08cm" svg:x2="15.232cm" svg:y2="14.224cm">
          <text:p/>
        </draw:line>
        <draw:frame draw:style-name="gr30" draw:text-style-name="P16" draw:layer="layout" svg:width="6.35cm" svg:height="1.411cm" svg:x="0cm" svg:y="3.302cm">
          <draw:text-box>
            <text:p><text:span text:style-name="T11">Module loading address </text:span><text:span text:style-name="T11">is random</text:span></text:p>
          </draw:text-box>
        </draw:frame>
        <draw:connector draw:style-name="gr31" draw:text-style-name="P11" draw:layer="layout" draw:type="curve" svg:x1="2.274cm" svg:y1="4.155cm" svg:x2="5.182cm" svg:y2="4.811cm" svg:d="M2274 4155c2181 0 727 656 2908 656" svg:viewBox="0 0 2909 657">
          <text:p/>
        </draw:connector>
        <draw:custom-shape draw:style-name="gr32" draw:text-style-name="P8" draw:layer="layout" svg:width="4.826cm" svg:height="9.144cm" draw:transform="skewX (0.00959931088596881) translate (15.32cm 5.08cm)">
          <text:p/>
          <draw:enhanced-geometry svg:viewBox="0 0 21600 21600" draw:type="rectangle" draw:enhanced-path="M 0 0 L 21600 0 21600 21600 0 21600 0 0 Z N"/>
        </draw:custom-shape>
        <draw:custom-shape draw:style-name="gr33" draw:text-style-name="P11" draw:layer="layout" svg:width="1.516cm" svg:height="9.144cm" svg:x="13.716cm" svg:y="5.08cm">
          <text:p/>
          <draw:enhanced-geometry svg:viewBox="0 0 21600 21600" draw:glue-points="21600 0 0 10800 21600 21600" draw:text-areas="13800 ?f9 21600 ?f10" draw:type="left-brace" draw:modifiers="1800 10604.563335955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 draw:text-style-name="P10" draw:layer="layout" svg:width="2.286cm" svg:height="0.996cm" svg:x="12.192cm" svg:y="9.398cm">
          <draw:text-box>
            <text:p><text:span text:style-name="T6">1GB</text:span></text:p>
          </draw:text-box>
        </draw:frame>
        <draw:custom-shape draw:style-name="gr34" draw:text-style-name="P7" draw:layer="layout" svg:width="4.826cm" svg:height="4.318cm" svg:x="15.284cm" svg:y="7.134cm">
          <text:p text:style-name="P7">Loaded Modules</text:p>
          <draw:enhanced-geometry svg:viewBox="0 0 21600 21600" draw:type="rectangle" draw:enhanced-path="M 0 0 L 21600 0 21600 21600 0 21600 0 0 Z N"/>
        </draw:custom-shape>
        <draw:frame draw:style-name="gr10" draw:text-style-name="P10" draw:layer="layout" svg:width="5.588cm" svg:height="1.016cm" svg:x="19.812cm" svg:y="13.97cm">
          <draw:text-box>
            <text:p><text:span text:style-name="T6">0xffffffffc0000000</text:span></text:p>
          </draw:text-box>
        </draw:frame>
        <draw:connector draw:style-name="gr31" draw:text-style-name="P11" draw:layer="layout" draw:type="curve" svg:x1="20.292cm" svg:y1="11.436cm" svg:x2="21.91cm" svg:y2="11.808cm" svg:d="M20292 11436c1213 0 405 372 1618 372" svg:viewBox="0 0 1619 373">
          <text:p/>
        </draw:connector>
        <draw:frame draw:style-name="gr35" draw:text-style-name="P9" draw:layer="layout" svg:width="5.04cm" svg:height="0.996cm" svg:x="20.574cm" svg:y="11.454cm">
          <draw:text-box>
            <text:p>Random address</text:p>
          </draw:text-box>
        </draw:frame>
        <draw:frame draw:style-name="gr10" draw:text-style-name="P10" draw:layer="layout" svg:width="5.588cm" svg:height="1.016cm" svg:x="20.066cm" svg:y="4.064cm">
          <draw:text-box>
            <text:p><text:span text:style-name="T6">0xffffffffffffffff</text:span></text:p>
          </draw:text-box>
        </draw:frame>
        <draw:custom-shape draw:style-name="gr36" draw:text-style-name="P7" draw:layer="layout" svg:width="4.826cm" svg:height="0.508cm" svg:x="15.306cm" svg:y="5.334cm">
          <text:p text:style-name="P7">Legacy vsyscall</text:p>
          <draw:enhanced-geometry svg:viewBox="0 0 21600 21600" draw:type="rectangle" draw:enhanced-path="M 0 0 L 21600 0 21600 21600 0 21600 0 0 Z N"/>
        </draw:custom-shape>
        <draw:frame draw:style-name="gr10" draw:text-style-name="P10" draw:layer="layout" svg:width="5.588cm" svg:height="1.016cm" svg:x="20.146cm" svg:y="5.334cm">
          <draw:text-box>
            <text:p><text:span text:style-name="T6">0xffffffffff600000</text:span></text:p>
          </draw:text-box>
        </draw:frame>
        <draw:custom-shape draw:style-name="gr37" draw:text-style-name="P17" draw:layer="layout" svg:width="4.804cm" svg:height="1.292cm" svg:x="15.306cm" svg:y="5.842cm">
          <text:p text:style-name="P7">Fixmap</text:p>
          <draw:enhanced-geometry svg:viewBox="0 0 21600 21600" draw:type="rectangle" draw:enhanced-path="M 0 0 L 21600 0 21600 21600 0 21600 0 0 Z N"/>
        </draw:custom-shape>
        <presentation:notes draw:style-name="dp2">
          <draw:page-thumbnail draw:style-name="gr2" draw:layer="layout" svg:width="12.699cm" svg:height="9.524cm" svg:x="3.175cm" svg:y="1.93cm" draw:page-number="21" presentation:class="page"/>
          <draw:frame presentation:style-name="pr4" draw:text-style-name="P5" draw:layer="layout" svg:width="15.239cm" svg:height="11.429cm" svg:x="1.905cm" svg:y="12.065cm" presentation:class="notes" presentation:placeholder="true">
            <draw:text-box/>
          </draw:frame>
        </presentation:notes>
      </draw:page>
      <draw:page draw:name="page22"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HOW KASLR </text:span><text:span text:style-name="T4">DOES TO </text:span><text:span text:style-name="T4">PROTECT?</text:span></text:p>
          </draw:text-box>
        </draw:frame>
        <draw:frame presentation:style-name="pr3" draw:layer="layout" svg:width="19.304cm" svg:height="9.917cm" svg:x="2.286cm" svg:y="5.588cm" presentation:class="outline" presentation:user-transformed="true">
          <draw:text-box>
            <text:list text:style-name="L2">
              <text:list-item>
                <text:p><text:span text:style-name="T5">get_module_load_offset() in arch/x86/kernel/module.c</text:span></text:p>
              </text:list-item>
              <text:list-item>
                <text:p><text:span text:style-name="T5">Only work when kernel text KASLR takes effect.</text:span></text:p>
              </text:list-item>
            </text:list>
          </draw:text-box>
        </draw:frame>
        <presentation:notes draw:style-name="dp2">
          <office:forms form:automatic-focus="false" form:apply-design-mode="false"/>
          <draw:page-thumbnail draw:style-name="gr2" draw:layer="layout" svg:width="12.699cm" svg:height="9.524cm" svg:x="3.175cm" svg:y="1.93cm" draw:page-number="22" presentation:class="page"/>
          <draw:frame presentation:style-name="pr4" draw:text-style-name="P5" draw:layer="layout" svg:width="15.239cm" svg:height="11.429cm" svg:x="1.905cm" svg:y="12.065cm" presentation:class="notes" presentation:placeholder="true">
            <draw:text-box/>
          </draw:frame>
        </presentation:notes>
      </draw:page>
      <draw:page draw:name="page23"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PRINCIPLE</text:span></text:p>
          </draw:text-box>
        </draw:frame>
        <draw:frame presentation:style-name="pr3" draw:layer="layout" svg:width="19.304cm" svg:height="9.917cm" svg:x="2.286cm" svg:y="5.588cm" presentation:class="outline" presentation:user-transformed="true">
          <draw:text-box>
            <text:list text:style-name="L2">
              <text:list-item>
                <text:p><text:span text:style-name="T5">Attacks rely on knowing where symbols of interest live in the kernel's address space.</text:span></text:p>
              </text:list-item>
              <text:list-item>
                <text:p><text:span text:style-name="T5">Those locations change between kernel versions and distribution builds, but are known (or can be figured out) for a particular kernel.</text:span></text:p>
              </text:list-item>
              <text:list-item>
                <text:p><text:span text:style-name="T5">KASLR obfuscates kinds of base addresses to add another layer of difficulty to an attack. </text:span></text:p>
              </text:list-item>
            </text:list>
          </draw:text-box>
        </draw:frame>
        <presentation:notes draw:style-name="dp2">
          <draw:page-thumbnail draw:style-name="gr2" draw:layer="layout" svg:width="12.699cm" svg:height="9.524cm" svg:x="3.175cm" svg:y="1.93cm" draw:page-number="23" presentation:class="page"/>
          <draw:frame presentation:style-name="pr4" draw:text-style-name="P5" draw:layer="layout" svg:width="15.239cm" svg:height="11.429cm" svg:x="1.905cm" svg:y="12.065cm" presentation:class="notes" presentation:placeholder="true">
            <draw:text-box/>
          </draw:frame>
        </presentation:notes>
      </draw:page>
      <draw:page draw:name="page24"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BENEFITS</text:span></text:p>
          </draw:text-box>
        </draw:frame>
        <draw:frame presentation:style-name="pr3" draw:layer="layout" svg:width="19.304cm" svg:height="9.917cm" svg:x="2.286cm" svg:y="5.588cm" presentation:class="outline" presentation:user-transformed="true">
          <draw:text-box>
            <text:list text:style-name="L2">
              <text:list-item>
                <text:p><text:span text:style-name="T5">Statistical defense against attack</text:span></text:p>
                <text:list>
                  <text:list-item>
                    <text:p><text:span text:style-name="T5">Base addresses unknown </text:span></text:p>
                  </text:list-item>
                </text:list>
              </text:list-item>
              <text:list-item>
                <text:p><text:span text:style-name="T5">Brute force enumeration of all possible addresses?</text:span></text:p>
                <text:list>
                  <text:list-item>
                    <text:p><text:span text:style-name="T5">Entire system crash</text:span></text:p>
                  </text:list-item>
                </text:list>
              </text:list-item>
            </text:list>
          </draw:text-box>
        </draw:frame>
        <presentation:notes draw:style-name="dp2">
          <draw:page-thumbnail draw:style-name="gr2" draw:layer="layout" svg:width="12.699cm" svg:height="9.524cm" svg:x="3.175cm" svg:y="1.93cm" draw:page-number="24" presentation:class="page"/>
          <draw:frame presentation:style-name="pr4" draw:text-style-name="P5" draw:layer="layout" svg:width="15.239cm" svg:height="11.429cm" svg:x="1.905cm" svg:y="12.065cm" presentation:class="notes" presentation:placeholder="true">
            <draw:text-box/>
          </draw:frame>
        </presentation:notes>
      </draw:page>
      <draw:page draw:name="page25"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WEEKNESSES</text:span></text:p>
          </draw:text-box>
        </draw:frame>
        <draw:frame presentation:style-name="pr3" draw:layer="layout" svg:width="19.304cm" svg:height="9.917cm" svg:x="2.286cm" svg:y="5.588cm" presentation:class="outline" presentation:user-transformed="true">
          <draw:text-box>
            <text:list text:style-name="L2">
              <text:list-item>
                <text:p><text:span text:style-name="T5">Any Kernel pointer leak will give attackers chance to get base address</text:span></text:p>
                <text:list>
                  <text:list-item>
                    <text:p><text:span text:style-name="T5">Always use %pK and enable kptr_restrict</text:span></text:p>
                  </text:list-item>
                  <text:list-item>
                    <text:p><text:span text:style-name="T5">dmesg_restrict need be set</text:span></text:p>
                  </text:list-item>
                  <text:list-item>
                    <text:p><text:span text:style-name="T5">Cannot use addresses as handles any more</text:span></text:p>
                  </text:list-item>
                  <text:list-item>
                    <text:p><text:span text:style-name="T5">Log files (like /var/log/messages) should have permissions for priviledged user.</text:span></text:p>
                  </text:list-item>
                </text:list>
              </text:list-item>
            </text:list>
          </draw:text-box>
        </draw:frame>
        <presentation:notes draw:style-name="dp2">
          <draw:page-thumbnail draw:style-name="gr2" draw:layer="layout" svg:width="12.699cm" svg:height="9.524cm" svg:x="3.175cm" svg:y="1.93cm" draw:page-number="25" presentation:class="page"/>
          <draw:frame presentation:style-name="pr4" draw:text-style-name="P5" draw:layer="layout" svg:width="15.239cm" svg:height="11.429cm" svg:x="1.905cm" svg:y="12.065cm" presentation:class="notes" presentation:placeholder="true">
            <draw:text-box/>
          </draw:frame>
        </presentation:notes>
      </draw:page>
      <draw:page draw:name="page26"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HOW TO </text:span><text:span text:style-name="T4">CHECK IF </text:span><text:span text:style-name="T4">KASLR IS </text:span><text:span text:style-name="T4">ENABLED</text:span></text:p>
          </draw:text-box>
        </draw:frame>
        <draw:frame presentation:style-name="pr3" draw:layer="layout" svg:width="19.304cm" svg:height="9.917cm" svg:x="2.286cm" svg:y="5.588cm" presentation:class="outline" presentation:user-transformed="true">
          <draw:text-box>
            <text:list text:style-name="L2">
              <text:list-item>
                <text:p><text:span text:style-name="T5">cat /proc/iomem</text:span></text:p>
                <text:list>
                  <text:list-header>
                    <text:p><text:span text:style-name="T5">…</text:span><text:span text:style-name="T5">...</text:span></text:p>
                    <text:p><text:span text:style-name="T5">00100000-cb74ffff : System RAM</text:span></text:p>
                    <text:p><text:span text:style-name="T5"><text:s text:c="2"/></text:span><text:span text:style-name="T12">01000000</text:span><text:span text:style-name="T5">-0179f359 : </text:span><text:span text:style-name="T12">Kernel code</text:span></text:p>
                    <text:p><text:span text:style-name="T5"><text:s text:c="2"/></text:span><text:span text:style-name="T5">0179f35a-01d49b3f : Kernel data</text:span></text:p>
                    <text:p><text:span text:style-name="T5"><text:s text:c="2"/></text:span><text:span text:style-name="T5">01ed0000-0204efff : Kernel bss</text:span></text:p>
                    <text:p><text:span text:style-name="T5">……</text:span></text:p>
                  </text:list-header>
                </text:list>
              </text:list-item>
              <text:list-item>
                <text:p><text:span text:style-name="T5">cat /proc/kallsyms</text:span></text:p>
                <text:list>
                  <text:list-header>
                    <text:p><text:span text:style-name="T5">...</text:span></text:p>
                    <text:p><text:span text:style-name="T5">ffffffff81000000 T startup_64</text:span></text:p>
                    <text:p><text:span text:style-name="T12">ffffffff81000000</text:span><text:span text:style-name="T5"> T </text:span><text:span text:style-name="T12">_text</text:span></text:p>
                    <text:p><text:span text:style-name="T5">ffffffff81000110 T secondary_startup_64</text:span></text:p>
                    <text:p><text:span text:style-name="T5">…</text:span></text:p>
                    <text:p><text:span text:style-name="T5"/></text:p>
                  </text:list-header>
                </text:list>
              </text:list-item>
            </text:list>
          </draw:text-box>
        </draw:frame>
        <presentation:notes draw:style-name="dp2">
          <draw:page-thumbnail draw:style-name="gr2" draw:layer="layout" svg:width="12.699cm" svg:height="9.524cm" svg:x="3.175cm" svg:y="1.93cm" draw:page-number="26" presentation:class="page"/>
          <draw:frame presentation:style-name="pr4" draw:text-style-name="P5" draw:layer="layout" svg:width="15.239cm" svg:height="11.429cm" svg:x="1.905cm" svg:y="12.065cm" presentation:class="notes" presentation:placeholder="true">
            <draw:text-box/>
          </draw:frame>
        </presentation:notes>
      </draw:page>
      <draw:page draw:name="page27"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HOW TO </text:span><text:span text:style-name="T4">CHECK IF </text:span><text:span text:style-name="T4">KASLR IS </text:span><text:span text:style-name="T4">ENABLED</text:span></text:p>
          </draw:text-box>
        </draw:frame>
        <draw:frame presentation:style-name="pr3" draw:layer="layout" svg:width="19.304cm" svg:height="14.732cm" svg:x="2.286cm" svg:y="4.318cm" presentation:class="outline" presentation:user-transformed="true">
          <draw:text-box>
            <text:list text:style-name="L2">
              <text:list-item>
                <text:p><text:span text:style-name="T5">Read the program header of kcore, we can get to know the base address of kernel text, Vmalloc, the direct mapping section, vmemmap section. With </text:span><text:span text:style-name="T5">KASLR enabled, they will be random value.</text:span></text:p>
              </text:list-item>
              <text:list-item>
                <text:p><text:span text:style-name="T5">[bhe@ ~]$ sudo readelf -l /proc/kcore </text:span></text:p>
                <text:p><text:span text:style-name="T5">…</text:span><text:span text:style-name="T5">...</text:span></text:p>
                <text:p><text:span text:style-name="T5">Program Headers:</text:span></text:p>
                <text:p><text:span text:style-name="T5"><text:s text:c="2"/></text:span><text:span text:style-name="T5">Type <text:s text:c="10"/>Offset <text:s text:c="12"/>VirtAddr <text:s text:c="10"/>PhysAddr</text:span></text:p>
                <text:p><text:span text:style-name="T5"><text:s text:c="17"/></text:span><text:span text:style-name="T5">FileSiz <text:s text:c="11"/>MemSiz <text:s text:c="13"/>Flags <text:s/>Align</text:span></text:p>
                <text:p><text:span text:style-name="T5"><text:s text:c="2"/></text:span><text:span text:style-name="T5">NOTE <text:s text:c="10"/>0x00000000000002a8 0x0000000000000000 0x0000000000000000</text:span></text:p>
                <text:p><text:span text:style-name="T5"><text:s text:c="17"/></text:span><text:span text:style-name="T5">0x0000000000000bec 0x0000000000000000 <text:s text:c="8"/>0</text:span></text:p>
                <text:p><text:span text:style-name="T5"><text:s text:c="2"/></text:span><text:span text:style-name="T5">LOAD <text:s text:c="10"/>0x00007fffff601000 0xffffffffff600000 0x0000000000000000</text:span></text:p>
                <text:p><text:span text:style-name="T5"><text:s text:c="17"/></text:span><text:span text:style-name="T5">0x0000000000001000 0x0000000000001000 <text:s/>RWE <text:s text:c="3"/>1000</text:span></text:p>
                <text:p><text:span text:style-name="T5"><text:s text:c="2"/></text:span><text:span text:style-name="T5">LOAD <text:s text:c="10"/>0x00007fff81001000 </text:span><text:span text:style-name="T7">0xffffffff81000000</text:span><text:span text:style-name="T5"> 0x0000000000000000</text:span></text:p>
                <text:p><text:span text:style-name="T5"><text:s text:c="17"/></text:span><text:span text:style-name="T5">0x0000000001076000 0x0000000001076000 <text:s/>RWE <text:s text:c="3"/>1000</text:span></text:p>
                <text:p><text:span text:style-name="T5"><text:s text:c="2"/></text:span><text:span text:style-name="T5">LOAD <text:s text:c="10"/>0x0000490000001000 </text:span><text:span text:style-name="T12">0xffffc90000000000</text:span><text:span text:style-name="T5"> 0x0000000000000000</text:span></text:p>
                <text:p><text:span text:style-name="T5"><text:s text:c="17"/></text:span><text:span text:style-name="T5">0x00001fffffffffff 0x00001fffffffffff <text:s/>RWE <text:s text:c="3"/>1000</text:span></text:p>
                <text:p><text:span text:style-name="T5"><text:s text:c="2"/></text:span><text:span text:style-name="T5">LOAD <text:s text:c="10"/>0x00007fffa0001000 </text:span><text:span text:style-name="T12">0xffffffffa0000000</text:span><text:span text:style-name="T5"> 0x0000000000000000</text:span></text:p>
                <text:p><text:span text:style-name="T5"><text:s text:c="17"/></text:span><text:span text:style-name="T5">0x000000005f000000 0x000000005f000000 <text:s/>RWE <text:s text:c="3"/>1000</text:span></text:p>
                <text:p><text:span text:style-name="T5"><text:s text:c="2"/></text:span><text:span text:style-name="T5">LOAD <text:s text:c="10"/>0x0000080000002000 </text:span><text:span text:style-name="T12">0xffff880000001000</text:span><text:span text:style-name="T5"> 0x0000000000000000</text:span></text:p>
                <text:p><text:span text:style-name="T5"><text:s text:c="17"/></text:span><text:span text:style-name="T5">0x0000000000095000 0x0000000000095000 <text:s/>RWE <text:s text:c="3"/>1000</text:span></text:p>
                <text:p><text:span text:style-name="T5"><text:s text:c="2"/></text:span><text:span text:style-name="T5">LOAD <text:s text:c="10"/>0x00006a0000001000 </text:span><text:span text:style-name="T12">0xffffea0000000000</text:span><text:span text:style-name="T5"> 0x0000000000000000</text:span></text:p>
                <text:p><text:span text:style-name="T5"><text:s text:c="17"/></text:span><text:span text:style-name="T5">0x0000000000003000 0x0000000000003000 <text:s/>RWE <text:s text:c="3"/>1000</text:span></text:p>
                <text:p><text:span text:style-name="T5"><text:s text:c="2"/></text:span><text:span text:style-name="T5">LOAD <text:s text:c="10"/>0x0000080000101000 0xffff880000100000 0x0000000000000000</text:span></text:p>
                <text:p><text:span text:style-name="T5"><text:s text:c="17"/></text:span><text:span text:style-name="T5">0x00000000cb650000 0x00000000cb650000 <text:s/>RWE <text:s text:c="3"/>1000</text:span></text:p>
                <text:p><text:span text:style-name="T5"/></text:p>
                <text:list>
                  <text:list-header>
                    <text:p><text:span text:style-name="T5"/></text:p>
                  </text:list-header>
                </text:list>
              </text:list-item>
              <text:list-item>
                <text:p><text:span text:style-name="T5"/></text:p>
              </text:list-item>
            </text:list>
          </draw:text-box>
        </draw:frame>
        <presentation:notes draw:style-name="dp2">
          <draw:page-thumbnail draw:style-name="gr2" draw:layer="layout" svg:width="12.699cm" svg:height="9.524cm" svg:x="3.175cm" svg:y="1.93cm" draw:page-number="27" presentation:class="page"/>
          <draw:frame presentation:style-name="pr4" draw:text-style-name="P5" draw:layer="layout" svg:width="15.239cm" svg:height="11.429cm" svg:x="1.905cm" svg:y="12.065cm" presentation:class="notes" presentation:placeholder="true">
            <draw:text-box/>
          </draw:frame>
        </presentation:notes>
      </draw:page>
      <draw:page draw:name="page28"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PROBLEMS </text:span><text:span text:style-name="T4">ENCOUNTERE</text:span><text:span text:style-name="T4">D</text:span></text:p>
          </draw:text-box>
        </draw:frame>
        <draw:frame presentation:style-name="pr3" draw:layer="layout" svg:width="19.304cm" svg:height="9.917cm" svg:x="2.286cm" svg:y="5.588cm" presentation:class="outline" presentation:user-transformed="true">
          <draw:text-box>
            <text:list text:style-name="L2">
              <text:list-item>
                <text:p><text:span text:style-name="T5">Kernel text KASLR broke the existed kernel features:</text:span></text:p>
                <text:list>
                  <text:list-item>
                    <text:p><text:span text:style-name="T5">memmap=</text:span></text:p>
                  </text:list-item>
                  <text:list-item>
                    <text:p><text:span text:style-name="T5">mem=</text:span></text:p>
                  </text:list-item>
                  <text:list-item>
                    <text:p><text:span text:style-name="T5">kernelcore=mirror</text:span></text:p>
                  </text:list-item>
                  <text:list-item>
                    <text:p><text:span text:style-name="T5">movable_node</text:span></text:p>
                  </text:list-item>
                  <text:list-item>
                    <text:p><text:span text:style-name="T5">default_hugepagesz=1G hugepagesz=1G hugepages=1</text:span></text:p>
                  </text:list-item>
                </text:list>
              </text:list-item>
              <text:list-item>
                <text:p><text:span text:style-name="T5"/></text:p>
              </text:list-item>
            </text:list>
          </draw:text-box>
        </draw:frame>
        <presentation:notes draw:style-name="dp2">
          <office:forms form:automatic-focus="false" form:apply-design-mode="false"/>
          <draw:page-thumbnail draw:style-name="gr2" draw:layer="layout" svg:width="12.699cm" svg:height="9.524cm" svg:x="3.175cm" svg:y="1.93cm" draw:page-number="28" presentation:class="page"/>
          <draw:frame presentation:style-name="pr4" draw:text-style-name="P5" draw:layer="layout" svg:width="15.239cm" svg:height="11.429cm" svg:x="1.905cm" svg:y="12.065cm" presentation:class="notes" presentation:placeholder="true">
            <draw:text-box/>
          </draw:frame>
        </presentation:notes>
      </draw:page>
      <draw:page draw:name="page29"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PROBLEMS </text:span><text:span text:style-name="T4">ENCOUNTERE</text:span><text:span text:style-name="T4">D</text:span></text:p>
          </draw:text-box>
        </draw:frame>
        <draw:frame presentation:style-name="pr3" draw:layer="layout" svg:width="19.304cm" svg:height="9.917cm" svg:x="2.286cm" svg:y="5.588cm" presentation:class="outline" presentation:user-transformed="true">
          <draw:text-box>
            <text:list text:style-name="L2">
              <text:list-item>
                <text:p><text:span text:style-name="T5">Kernel mm KASLR breaks the assumption that the direct mapping must resides at 512G aligned bourdary</text:span></text:p>
              </text:list-item>
              <text:list-item>
                <text:p><text:span text:style-name="T5">fc5f9d5f151c x86/mm: Fix boot crash caused by incorrect loop count calculation in sync_global_pgds()</text:span></text:p>
              </text:list-item>
              <text:list-item>
                <text:p><text:span text:style-name="T5">diff --git a/arch/x86/mm/init_64.c b/arch/x86/mm/init_64.c</text:span></text:p>
              </text:list-item>
              <text:list-item>
                <text:p><text:span text:style-name="T5">index 745e5e183169..97fe88749e18 100644</text:span></text:p>
              </text:list-item>
              <text:list-item>
                <text:p><text:span text:style-name="T5">--- a/arch/x86/mm/init_64.c</text:span></text:p>
              </text:list-item>
              <text:list-item>
                <text:p><text:span text:style-name="T5">+++ b/arch/x86/mm/init_64.c</text:span></text:p>
              </text:list-item>
              <text:list-item>
                <text:p><text:span text:style-name="T5">@@ -94,10 +94,10 @@ __setup("noexec32=", nonx32_setup);</text:span></text:p>
              </text:list-item>
              <text:list-item>
                <text:p><text:span text:style-name="T5"><text:s text:c="2"/></text:span><text:span text:style-name="T5">*/</text:span></text:p>
              </text:list-item>
              <text:list-item>
                <text:p><text:span text:style-name="T5"><text:s/></text:span><text:span text:style-name="T5">void sync_global_pgds(unsigned long start, unsigned long end)</text:span></text:p>
              </text:list-item>
              <text:list-item>
                <text:p><text:span text:style-name="T5"><text:s/></text:span><text:span text:style-name="T5">{</text:span></text:p>
              </text:list-item>
              <text:list-item>
                <text:p><text:span text:style-name="T5">- <text:s text:c="6"/>unsigned long address;</text:span></text:p>
              </text:list-item>
              <text:list-item>
                <text:p><text:span text:style-name="T5">+ <text:s text:c="6"/>unsigned long addr;</text:span></text:p>
              </text:list-item>
              <text:list-item>
                <text:p><text:span text:style-name="T5"><text:s/></text:span></text:p>
              </text:list-item>
              <text:list-item>
                <text:p><text:span text:style-name="T5">- <text:s text:c="6"/>for (address = start; address &lt;= end; address += PGDIR_SIZE) {</text:span></text:p>
              </text:list-item>
              <text:list-item>
                <text:p><text:span text:style-name="T5">- <text:s text:c="14"/>pgd_t *pgd_ref = pgd_offset_k(address);</text:span></text:p>
              </text:list-item>
              <text:list-item>
                <text:p><text:span text:style-name="T5">+ <text:s text:c="6"/>for (addr = start; addr &lt;= end; addr = ALIGN(addr + 1, PGDIR_SIZE)) {</text:span></text:p>
              </text:list-item>
              <text:list-item>
                <text:p><text:span text:style-name="T5">+ <text:s text:c="14"/>pgd_t *pgd_ref = pgd_offset_k(addr);</text:span></text:p>
              </text:list-item>
              <text:list-item>
                <text:p><text:span text:style-name="T5"><text:s text:c="16"/></text:span><text:span text:style-name="T5">const p4d_t *p4d_ref;</text:span></text:p>
              </text:list-item>
              <text:list-item>
                <text:p><text:span text:style-name="T5"><text:s text:c="16"/></text:span><text:span text:style-name="T5">struct page *page;</text:span></text:p>
              </text:list-item>
              <text:list-item>
                <text:p><text:span text:style-name="T5"/></text:p>
              </text:list-item>
              <text:list-item>
                <text:p><text:span text:style-name="T5">This will crash kernel when build the direct mapping, arch_add_memory</text:span></text:p>
              </text:list-item>
            </text:list>
          </draw:text-box>
        </draw:frame>
        <presentation:notes draw:style-name="dp2">
          <office:forms form:automatic-focus="false" form:apply-design-mode="false"/>
          <draw:page-thumbnail draw:style-name="gr2" draw:layer="layout" svg:width="12.699cm" svg:height="9.524cm" svg:x="3.175cm" svg:y="1.93cm" draw:page-number="29" presentation:class="page"/>
          <draw:frame presentation:style-name="pr4" draw:text-style-name="P5" draw:layer="layout" svg:width="15.239cm" svg:height="11.429cm" svg:x="1.905cm" svg:y="12.065cm" presentation:class="notes" presentation:placeholder="true">
            <draw:text-box/>
          </draw:frame>
        </presentation:notes>
      </draw:page>
      <draw:page draw:name="page30"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LEGACY </text:span><text:span text:style-name="T4">ISSUES</text:span></text:p>
          </draw:text-box>
        </draw:frame>
        <draw:frame presentation:style-name="pr3" draw:layer="layout" svg:width="19.304cm" svg:height="9.917cm" svg:x="2.286cm" svg:y="5.588cm" presentation:class="outline" presentation:user-transformed="true">
          <draw:text-box>
            <text:list text:style-name="L2">
              <text:list-item>
                <text:p><text:span text:style-name="T5">[v6,00/27] x86: PIE support and option to extend KASLR randomization</text:span></text:p>
                <text:list>
                  <text:list-item>
                    <text:p><text:span text:style-name="T5">https://patchwork.kernel.org/cover/10791319/</text:span></text:p>
                  </text:list-item>
                  <text:list-item>
                    <text:p><text:span text:style-name="T5"><text:a xlink:href="https://lwn.net/Articles/730525/" xlink:type="simple">https://lwn.net/Articles/730525/</text:a></text:span></text:p>
                  </text:list-item>
                  <text:list-item>
                    <text:p><text:span text:style-name="T5">From: Thomas Garnier &lt;thgarnie@google.com&gt;</text:span></text:p>
                  </text:list-item>
                </text:list>
              </text:list-item>
              <text:list-item>
                <text:p><text:span text:style-name="T5">This feature have been in upstream about 2 years. May not be accepted because it’s disliked by x86 maintainers.</text:span></text:p>
              </text:list-item>
            </text:list>
          </draw:text-box>
        </draw:frame>
        <presentation:notes draw:style-name="dp2">
          <office:forms form:automatic-focus="false" form:apply-design-mode="false"/>
          <draw:page-thumbnail draw:style-name="gr2" draw:layer="layout" svg:width="12.699cm" svg:height="9.524cm" svg:x="3.175cm" svg:y="1.93cm" draw:page-number="30" presentation:class="page"/>
          <draw:frame presentation:style-name="pr4" draw:text-style-name="P5" draw:layer="layout" svg:width="15.239cm" svg:height="11.429cm" svg:x="1.905cm" svg:y="12.065cm" presentation:class="notes" presentation:placeholder="true">
            <draw:text-box/>
          </draw:frame>
        </presentation:notes>
      </draw:page>
      <draw:page draw:name="page31"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LEGACY </text:span><text:span text:style-name="T4">ISSUES</text:span></text:p>
          </draw:text-box>
        </draw:frame>
        <draw:frame presentation:style-name="pr3" draw:layer="layout" svg:width="19.304cm" svg:height="9.917cm" svg:x="2.286cm" svg:y="5.588cm" presentation:class="outline" presentation:user-transformed="true">
          <draw:text-box>
            <text:list text:style-name="L2">
              <text:list-item>
                <text:p><text:span text:style-name="T5">[PATCH v3 0/5] Adjust the padding size for KASLR</text:span></text:p>
                <text:list>
                  <text:list-item>
                    <text:p><text:span text:style-name="T5">http://lkml.kernel.org/r/20190830214707.1201-1-msys.mizuma@gmail.com</text:span></text:p>
                  </text:list-item>
                  <text:list-item>
                    <text:p><text:span text:style-name="T5">From: Masayoshi Mizuma &lt;</text:span><text:span text:style-name="T5"><text:a xlink:href="mailto:msys.mizuma@gmail.com" xlink:type="simple">msys.mizuma@gmail.com</text:a></text:span><text:span text:style-name="T5">&gt;</text:span></text:p>
                  </text:list-item>
                  <text:list-item>
                    <text:p><text:span text:style-name="T5">Hotplugged memory board could be located beyond the padding size plus RAM size to cause crash.</text:span></text:p>
                  </text:list-item>
                </text:list>
              </text:list-item>
              <text:list-item>
                <text:p><text:span text:style-name="T5"/></text:p>
              </text:list-item>
            </text:list>
          </draw:text-box>
        </draw:frame>
        <presentation:notes draw:style-name="dp2">
          <office:forms form:automatic-focus="false" form:apply-design-mode="false"/>
          <draw:page-thumbnail draw:style-name="gr2" draw:layer="layout" svg:width="12.699cm" svg:height="9.524cm" svg:x="3.175cm" svg:y="1.93cm" draw:page-number="31" presentation:class="page"/>
          <draw:frame presentation:style-name="pr4" draw:text-style-name="P5" draw:layer="layout" svg:width="15.239cm" svg:height="11.429cm" svg:x="1.905cm" svg:y="12.065cm" presentation:class="notes" presentation:placeholder="true">
            <draw:text-box/>
          </draw:frame>
        </presentation:notes>
      </draw:page>
      <draw:page draw:name="page32"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LEGACY </text:span><text:span text:style-name="T4">ISSUES</text:span></text:p>
          </draw:text-box>
        </draw:frame>
        <draw:frame presentation:style-name="pr3" draw:layer="layout" svg:width="19.304cm" svg:height="9.917cm" svg:x="2.286cm" svg:y="5.588cm" presentation:class="outline" presentation:user-transformed="true">
          <draw:text-box>
            <text:list text:style-name="L2">
              <text:list-item>
                <text:p><text:span text:style-name="T5">[PATCH v3 0/5] Adjust the padding size for KASLR</text:span></text:p>
                <text:list>
                  <text:list-item>
                    <text:p><text:span text:style-name="T5">http://lkml.kernel.org/r/20190830214707.1201-1-msys.mizuma@gmail.com</text:span></text:p>
                  </text:list-item>
                  <text:list-item>
                    <text:p><text:span text:style-name="T5">From: Masayoshi Mizuma &lt;</text:span><text:span text:style-name="T5"><text:a xlink:href="mailto:msys.mizuma@gmail.com" xlink:type="simple">msys.mizuma@gmail.com</text:a></text:span><text:span text:style-name="T5">&gt;</text:span></text:p>
                  </text:list-item>
                  <text:list-item>
                    <text:p><text:span text:style-name="T5">Hotplugged memory board could be located beyond the padding size plus RAM size to cause crash.</text:span></text:p>
                  </text:list-item>
                </text:list>
              </text:list-item>
              <text:list-item>
                <text:p><text:span text:style-name="T5">Kernel parameter movable_node will change the memblock allocating direction, from <text:s/>top_down to bottom_up. If Kernel text is put at the end of one </text:span><text:span text:style-name="T5">node, and very close to the next immovable node, the next node will be made to <text:s/>be immovable.</text:span></text:p>
              </text:list-item>
              <text:list-item>
                <text:p><text:span text:style-name="T5">CONFIG_CMDLINE may specified and contains those kernel pamameters which conflicted with kaslr, have been fixed, e.g memmap=, mem=, etc.</text:span></text:p>
              </text:list-item>
            </text:list>
          </draw:text-box>
        </draw:frame>
        <presentation:notes draw:style-name="dp2">
          <office:forms form:automatic-focus="false" form:apply-design-mode="false"/>
          <draw:page-thumbnail draw:style-name="gr2" draw:layer="layout" svg:width="12.699cm" svg:height="9.524cm" svg:x="3.175cm" svg:y="1.93cm" draw:page-number="32" presentation:class="page"/>
          <draw:frame presentation:style-name="pr4" draw:text-style-name="P5" draw:layer="layout" svg:width="15.239cm" svg:height="11.429cm" svg:x="1.905cm" svg:y="12.065cm" presentation:class="notes" presentation:placeholder="true">
            <draw:text-box/>
          </draw:frame>
        </presentation:notes>
      </draw:page>
      <draw:page draw:name="page33"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WHAT ELSE </text:span><text:span text:style-name="T4">CAN BE </text:span><text:span text:style-name="T4">RANDOMIZED</text:span><text:span text:style-name="T4">?</text:span></text:p>
          </draw:text-box>
        </draw:frame>
        <draw:frame presentation:style-name="pr3" draw:layer="layout" svg:width="19.304cm" svg:height="9.917cm" svg:x="2.286cm" svg:y="5.588cm" presentation:class="outline" presentation:user-transformed="true">
          <draw:text-box>
            <text:list text:style-name="L2">
              <text:list-item>
                <text:p><text:span text:style-name="T5">slab freelist randomization</text:span></text:p>
              </text:list-item>
              <text:list-item>
                <text:p><text:span text:style-name="T5">Randstruct</text:span></text:p>
              </text:list-item>
              <text:list-item>
                <text:p><text:span text:style-name="T5">shuffle the free list of buddy</text:span></text:p>
              </text:list-item>
            </text:list>
          </draw:text-box>
        </draw:frame>
        <presentation:notes draw:style-name="dp2">
          <office:forms form:automatic-focus="false" form:apply-design-mode="false"/>
          <draw:page-thumbnail draw:style-name="gr2" draw:layer="layout" svg:width="12.699cm" svg:height="9.524cm" svg:x="3.175cm" svg:y="1.93cm" draw:page-number="33" presentation:class="page"/>
          <draw:frame presentation:style-name="pr4" draw:text-style-name="P5" draw:layer="layout" svg:width="15.239cm" svg:height="11.429cm" svg:x="1.905cm" svg:y="12.065cm" presentation:class="notes" presentation:placeholder="true">
            <draw:text-box/>
          </draw:frame>
        </presentation:notes>
      </draw:page>
      <draw:page draw:name="page34" draw:style-name="dp1" draw:master-page-name="simple-light">
        <office:forms form:automatic-focus="false" form:apply-design-mode="false"/>
        <draw:frame draw:name="Shape 345" presentation:style-name="pr5" draw:text-style-name="P19" draw:layer="layout" svg:width="24.449cm" svg:height="11.197cm" svg:x="0.244cm" svg:y="3.012cm" presentation:class="title" presentation:user-transformed="true">
          <draw:text-box>
            <text:p text:style-name="P18"><text:span text:style-name="T13">QUESTI</text:span><text:span text:style-name="T13">ONS?</text:span><text:span text:style-name="T13"><text:line-break/></text:span><text:span text:style-name="T13"><text:line-break/></text:span><text:span text:style-name="T14"><text:line-break/></text:span><text:span text:style-name="T14"/></text:p>
          </draw:text-box>
        </draw:frame>
        <presentation:notes draw:style-name="dp2">
          <draw:page-thumbnail draw:name="Shape 342" draw:style-name="gr2" draw:layer="layout" svg:width="12.699cm" svg:height="9.524cm" svg:x="3.176cm" svg:y="1.905cm" draw:page-number="34" presentation:class="page"/>
          <draw:frame draw:name="Shape 343" presentation:style-name="pr6" draw:text-style-name="P3" draw:layer="layout" svg:width="15.239cm" svg:height="11.429cm" svg:x="1.905cm" svg:y="12.065cm" presentation:class="notes" presentation:placeholder="true" presentation:user-transformed="true">
            <draw:text-box/>
          </draw:frame>
        </presentation:notes>
      </draw:page>
      <draw:page draw:name="page35" draw:style-name="dp1" draw:master-page-name="CUSTOM" presentation:presentation-page-layout-name="AL2T1">
        <office:forms form:automatic-focus="false" form:apply-design-mode="false"/>
        <draw:frame presentation:style-name="pr2" draw:text-style-name="P4" draw:layer="layout" svg:width="20.807cm" svg:height="2.667cm" svg:x="1.545cm" svg:y="1.27cm" presentation:class="title" presentation:user-transformed="true">
          <draw:text-box>
            <text:p><text:span text:style-name="T4">HOW KASLR </text:span><text:span text:style-name="T4">DOES TO </text:span><text:span text:style-name="T4">PROTECT?</text:span></text:p>
          </draw:text-box>
        </draw:frame>
        <draw:frame presentation:style-name="pr3" draw:layer="layout" svg:width="19.304cm" svg:height="9.917cm" svg:x="2.286cm" svg:y="5.588cm" presentation:class="outline" presentation:user-transformed="true">
          <draw:text-box>
            <text:list text:style-name="L2">
              <text:list-item>
                <text:p><text:span text:style-name="T10">This is done in </text:span><text:span text:style-name="T5">arch/x86/boot/compressed/.</text:span></text:p>
              </text:list-item>
              <text:list-item>
                <text:p><text:span text:style-name="T5">choose_random_location()</text:span></text:p>
                <text:list>
                  <text:list-item>
                    <text:p><text:span text:style-name="T5">Choose the physical and virtual address separately. </text:span></text:p>
                  </text:list-item>
                </text:list>
              </text:list-item>
              <text:list-item>
                <text:p><text:span text:style-name="T10">handle_relocations()</text:span></text:p>
                <text:list>
                  <text:list-item>
                    <text:p><text:span text:style-name="T10">Adjust those kernel symbols per relocation table entries appended at the end of kernel.</text:span></text:p>
                  </text:list-item>
                  <text:list-item>
                    <text:p><text:span text:style-name="T10">X86 kernel is non-PIE compiled. Its relocation tables are kept and appended to the end of kernel.</text:span></text:p>
                  </text:list-item>
                </text:list>
              </text:list-item>
              <text:list-item>
                <text:p><text:span text:style-name="T10"/></text:p>
              </text:list-item>
            </text:list>
          </draw:text-box>
        </draw:frame>
        <presentation:notes draw:style-name="dp2">
          <office:forms form:automatic-focus="false" form:apply-design-mode="false"/>
          <draw:page-thumbnail draw:style-name="gr2" draw:layer="layout" svg:width="12.699cm" svg:height="9.524cm" svg:x="3.175cm" svg:y="1.93cm" draw:page-number="35" presentation:class="page"/>
          <draw:frame presentation:style-name="pr4"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verpass" svg:font-family="Overpass"/>
    <style:font-face style:name="Overpass Light" svg:font-family="'Overpass Light'"/>
    <style:font-face style:name="Proxima Nova" svg:font-family="'Proxima Nova'"/>
    <style:font-face style:name="Arial1" svg:font-family="Arial" style:font-family-generic="swiss"/>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fill-image draw:name="msFillBitmap_20_1" draw:display-name="msFillBitmap 1" xlink:href="Pictures/10000000000009C40000057E6498CE04E8DCF51A.png" xlink:type="simple" xlink:show="embed" xlink:actuate="onLoad"/>
    <draw:fill-image draw:name="msFillBitmap_20_2" draw:display-name="msFillBitmap 2" xlink:href="Pictures/10000000000005DC000004654C6243A157D67EBA.png" xlink:type="simple" xlink:show="embed" xlink:actuate="onLoad"/>
    <draw:fill-image draw:name="msFillBitmap_20_3" draw:display-name="msFillBitmap 3" xlink:href="Pictures/10000000000005DC000004654C6243A157D67EBA.png" xlink:type="simple" xlink:show="embed" xlink:actuate="onLoad"/>
    <draw:fill-image draw:name="msFillBitmap_20_5" draw:display-name="msFillBitmap 5" xlink:href="Pictures/10000000000005DC00000465410C017A393BEF48.png" xlink:type="simple" xlink:show="embed" xlink:actuate="onLoad"/>
    <draw:fill-image draw:name="msFillBitmap_20_6" draw:display-name="msFillBitmap 6" xlink:href="Pictures/10000000000009C40000057E6498CE04E8DCF51A.png" xlink:type="simple" xlink:show="embed" xlink:actuate="onLoad"/>
    <draw:fill-image draw:name="msFillBitmap_20_7" draw:display-name="msFillBitmap 7" xlink:href="Pictures/10000000000005DC00000465F8801416388B87D8.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5f_1-background" style:display-name="TITLE_1-background" style:family="presentation">
      <style:graphic-properties draw:stroke="none" draw:fill="bitmap" draw:fill-image-name="msFillBitmap_20_1"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bitmap" draw:fill-image-name="msFillBitmap_20_2" style:repeat="stretch"/>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bitmap" draw:fill-image-name="msFillBitmap_20_3" style:repeat="stretch"/>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background" style:family="presentation">
      <style:graphic-properties draw:stroke="none" draw:fill="bitmap" draw:fill-image-name="msFillBitmap_20_5" style:repeat="stretch"/>
      <style:text-properties style:letter-kerning="true"/>
    </style:style>
    <style:style style:name="simple-light-backgroundobjects" style:family="presentation">
      <style:graphic-properties draw:textarea-horizontal-align="justify" draw:shadow="hidden" draw:shadow-offset-x="0.2cm" draw:shadow-offset-y="0.2cm" draw:shadow-color="#808080"/>
      <style:text-properties style:letter-kerning="true"/>
    </style:style>
    <style:style style:name="simple-l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outline1" style:family="presentation">
      <style:graphic-properties draw:stroke="none" draw:fill="none" draw:auto-grow-height="false" draw:fit-to-size="shrink-to-fit" style:shrink-to-fit="true">
        <text:list-style style:name="simple-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outline2" style:family="presentation" style:parent-style-name="simple-ligh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outline3" style:family="presentation" style:parent-style-name="simple-ligh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outline4" style:family="presentation" style:parent-style-name="simple-ligh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outline5" style:family="presentation" style:parent-style-name="simple-light-outline4">
      <style:paragraph-properties fo:margin-top="0.1cm" fo:margin-bottom="0cm"/>
      <style:text-properties fo:font-size="20pt" style:font-size-asian="20pt" style:font-size-complex="20pt"/>
    </style:style>
    <style:style style:name="simple-light-outline6" style:family="presentation" style:parent-style-name="simple-light-outline5">
      <style:paragraph-properties fo:margin-top="0.1cm" fo:margin-bottom="0cm"/>
      <style:text-properties fo:font-size="20pt" style:font-size-asian="20pt" style:font-size-complex="20pt"/>
    </style:style>
    <style:style style:name="simple-light-outline7" style:family="presentation" style:parent-style-name="simple-light-outline6">
      <style:paragraph-properties fo:margin-top="0.1cm" fo:margin-bottom="0cm"/>
      <style:text-properties fo:font-size="20pt" style:font-size-asian="20pt" style:font-size-complex="20pt"/>
    </style:style>
    <style:style style:name="simple-light-outline8" style:family="presentation" style:parent-style-name="simple-light-outline7">
      <style:paragraph-properties fo:margin-top="0.1cm" fo:margin-bottom="0cm"/>
      <style:text-properties fo:font-size="20pt" style:font-size-asian="20pt" style:font-size-complex="20pt"/>
    </style:style>
    <style:style style:name="simple-light-outline9" style:family="presentation" style:parent-style-name="simple-light-outline8">
      <style:paragraph-properties fo:margin-top="0.1cm" fo:margin-bottom="0cm"/>
      <style:text-properties fo:font-size="20pt" style:font-size-asian="20pt" style:font-size-complex="20pt"/>
    </style:style>
    <style:style style:name="simple-light-subtitle" style:family="presentation">
      <style:graphic-properties draw:stroke="none" draw:fill="none" draw:textarea-vertical-align="middle">
        <text:list-style style:name="simple-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title" style:family="presentation">
      <style:graphic-properties draw:stroke="none" draw:fill="none" draw:textarea-vertical-align="middle">
        <text:list-style style:name="simple-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6"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msFillBitmap_20_7"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5" style:repeat="stretch"/>
    </style:style>
    <style:style style:name="Mdp5" style:family="drawing-page">
      <style:drawing-page-properties draw:background-size="border" draw:fill="bitmap" draw:fill-image-name="msFillBitmap_20_6" style:repeat="stretch"/>
    </style:style>
    <style:style style:name="Mdp6" style:family="drawing-page">
      <style:drawing-page-properties draw:background-size="border" draw:fill="bitmap" draw:fill-image-name="msFillBitmap_20_7"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1-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2" style:family="presentation" style:parent-style-name="TITLE_5f_1-backgroundobjects">
      <style:graphic-properties draw:stroke="none" draw:fill="none" draw:fill-color="#ffffff" draw:auto-grow-height="false" fo:min-height="1.485cm"/>
    </style:style>
    <style:style style:name="Mpr3" style:family="presentation" style:parent-style-name="TITLE_5f_1-backgroundobjects">
      <style:graphic-properties draw:stroke="none" draw:fill="none" draw:fill-color="#ffffff" draw:textarea-vertical-align="bottom" draw:auto-grow-height="false" fo:min-height="1.485cm"/>
    </style:style>
    <style:style style:name="Mpr4" style:family="presentation" style:parent-style-name="CUSTOM_5f_1-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5" style:family="presentation" style:parent-style-name="CUSTOM_5f_1-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6" style:family="presentation" style:parent-style-name="CUSTOM_5f_1-backgroundobjects">
      <style:graphic-properties draw:stroke="none" draw:fill="none" draw:fill-color="#ffffff" draw:auto-grow-height="false" fo:min-height="1.27cm"/>
    </style:style>
    <style:style style:name="Mpr7" style:family="presentation" style:parent-style-name="CUSTOM_5f_1-backgroundobjects">
      <style:graphic-properties draw:stroke="none" draw:fill="none" draw:fill-color="#ffffff" draw:textarea-vertical-align="bottom" draw:auto-grow-height="false" fo:min-height="1.27cm"/>
    </style:style>
    <style:style style:name="Mpr8" style:family="presentation" style:parent-style-name="CUSTOM-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9" style:family="presentation" style:parent-style-name="CUSTOM-backgroundobjects">
      <style:graphic-properties draw:stroke="none" draw:fill="none" draw:fill-color="#ffffff" draw:auto-grow-height="false" fo:min-height="1.27cm"/>
    </style:style>
    <style:style style:name="Mpr10" style:family="presentation" style:parent-style-name="CUSTOM-backgroundobjects">
      <style:graphic-properties draw:stroke="none" draw:fill="none" draw:fill-color="#ffffff" draw:textarea-vertical-align="bottom" draw:auto-grow-height="false" fo:min-height="1.27cm"/>
    </style:style>
    <style:style style:name="Mpr11" style:family="presentation" style:parent-style-name="simple-light-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2" style:family="presentation" style:parent-style-name="simple-light-backgroundobjects">
      <style:graphic-properties draw:stroke="none" draw:fill="none" draw:fill-color="#ffffff" draw:auto-grow-height="false" fo:min-height="1.27cm"/>
    </style:style>
    <style:style style:name="Mpr13" style:family="presentation" style:parent-style-name="simple-light-backgroundobjects">
      <style:graphic-properties draw:stroke="none" draw:fill="none" draw:fill-color="#ffffff" draw:textarea-vertical-align="bottom" draw:auto-grow-height="false" fo:min-height="1.27cm"/>
    </style:style>
    <style:style style:name="Mpr14" style:family="presentation" style:parent-style-name="Default-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5" style:family="presentation" style:parent-style-name="Default-backgroundobjects">
      <style:graphic-properties draw:stroke="none" draw:fill="none" draw:fill-color="#ffffff" draw:auto-grow-height="false" fo:min-height="1.27cm"/>
    </style:style>
    <style:style style:name="Mpr16" style:family="presentation" style:parent-style-name="Default-backgroundobjects">
      <style:graphic-properties draw:stroke="none" draw:fill="none" draw:fill-color="#ffffff" draw:textarea-vertical-align="bottom" draw:auto-grow-height="false" fo:min-height="1.27cm"/>
    </style:style>
    <style:style style:name="Mpr17" style:family="presentation" style:parent-style-name="TITLE-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18" style:family="presentation" style:parent-style-name="TITLE-backgroundobjects">
      <style:graphic-properties draw:stroke="none" draw:fill="none" draw:fill-color="#ffffff" draw:auto-grow-height="false" fo:min-height="1.27cm"/>
    </style:style>
    <style:style style:name="Mpr19" style:family="presentation" style:parent-style-name="TITL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2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none"/>
      <style:paragraph-properties fo:text-align="start" style:font-independent-line-spacing="true"/>
      <style:text-properties fo:font-size="32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8pt" style:font-size-asian="14pt" style:font-size-complex="14pt"/>
    </style:style>
    <style:style style:name="MP11" style:family="paragraph">
      <loext:graphic-properties draw:fill="none" draw:fill-color="#ffffff"/>
      <style:paragraph-properties fo:text-align="start" style:font-independent-line-spacing="true"/>
      <style:text-properties fo:font-size="8pt" style:font-size-asian="14pt" style:font-size-complex="14pt"/>
    </style:style>
    <style:style style:name="MP12" style:family="paragraph">
      <loext:graphic-properties draw:fill="none"/>
      <style:paragraph-properties fo:text-align="start" style:font-independent-line-spacing="true"/>
      <style:text-properties fo:font-size="30pt"/>
    </style:style>
    <style:style style:name="MP13" style:family="paragraph">
      <loext:graphic-properties draw:fill="none"/>
      <style:paragraph-properties fo:text-align="start" style:font-independent-line-spacing="true"/>
      <style:text-properties fo:font-size="40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Proxima Nova" fo:font-size="8pt" fo:letter-spacing="normal" fo:font-style="normal" style:text-underline-style="none" fo:font-weight="normal" style:font-name-asian="Proxima Nova" style:font-size-asian="8pt" style:font-style-asian="normal" style:font-weight-asian="normal" style:font-name-complex="Proxima Nova"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1" style:display-name="TITLE_1" style:page-layout-name="PM1" draw:style-name="Mdp1">
      <draw:frame draw:name="Shape 251" presentation:style-name="Mpr1" draw:text-style-name="MP5" draw:layer="backgroundobjects" svg:width="16.509cm" svg:height="2.539cm" svg:x="5.061cm" svg:y="8.043cm" presentation:class="title" presentation:user-transformed="true">
        <draw:text-box>
          <text:p/>
        </draw:text-box>
      </draw:frame>
      <draw:frame presentation:style-name="TITLE_5f_1-outline1" draw:layer="backgroundobjects" svg:width="22.859cm" svg:height="11.048cm" svg:x="1.27cm" svg:y="4.457cm" presentation:class="outline" presentation:placeholder="true">
        <draw:text-box/>
      </draw:frame>
      <presentation:notes style:page-layout-name="PM2">
        <draw:page-thumbnail presentation:style-name="TITLE_5f_1-title" draw:layer="backgroundobjects" svg:width="14.848cm" svg:height="11.136cm" svg:x="3.075cm" svg:y="2.257cm" presentation:class="page"/>
        <draw:frame presentation:style-name="TITLE_5f_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 style:display-name="CUSTOM_1" style:page-layout-name="PM1" draw:style-name="Mdp2">
      <draw:frame draw:name="Shape 72" draw:style-name="Mgr3" draw:text-style-name="MP6" draw:layer="backgroundobjects" svg:width="1.97cm" svg:height="0.631cm" svg:x="22.799cm" svg:y="17.946cm">
        <draw:image xlink:href="Pictures/10000201000000EA0000004B25063CD4EE93827C.png" xlink:type="simple" xlink:show="embed" xlink:actuate="onLoad">
          <text:p/>
        </draw:image>
      </draw:frame>
      <draw:custom-shape draw:name="Shape 73" draw:style-name="Mgr4" draw:text-style-name="MP8" draw:layer="backgroundobjects" svg:width="21.275cm" svg:height="1.457cm" svg:x="1.147cm" svg:y="17.533cm">
        <text:p text:style-name="MP7"><text:span text:style-name="MT2">INSERT DESIGNATOR, IF NEE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7" presentation:style-name="Mpr4" draw:text-style-name="MP9" draw:layer="backgroundobjects" svg:width="20.807cm" svg:height="3.937cm" svg:x="2.296cm" svg:y="0cm" presentation:class="title" presentation:user-transformed="true">
        <draw:text-box>
          <text:p/>
        </draw:text-box>
      </draw:frame>
      <draw:frame draw:name="Shape 98" presentation:style-name="Mpr5" draw:text-style-name="MP11" draw:layer="backgroundobjects" svg:width="1.001cm" svg:height="1.457cm" svg:x="0.287cm" svg:y="17.533cm" presentation:class="page-number" presentation:user-transformed="true">
        <draw:text-box>
          <text:p text:style-name="MP10"><text:span text:style-name="MT2"><text:page-number>&lt;number&gt;</text:page-number></text:span></text:p>
        </draw:text-box>
      </draw:frame>
      <draw:frame draw:name="Shape 100" presentation:style-name="CUSTOM_5f_1-outline1" draw:layer="backgroundobjects" svg:width="20.807cm" svg:height="9.794cm" svg:x="2.296cm" svg:y="6.022cm" presentation:class="outline" presentation:placeholder="true" presentation:user-transformed="true">
        <draw:text-box/>
      </draw:frame>
      <presentation:notes style:page-layout-name="PM2">
        <draw:page-thumbnail presentation:style-name="CUSTOM_5f_1-title" draw:layer="backgroundobjects" svg:width="12.699cm" svg:height="9.524cm" svg:x="3.175cm" svg:y="1.93cm" presentation:class="page"/>
        <draw:frame presentation:style-name="CUSTOM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 style:page-layout-name="PM1" draw:style-name="Mdp3">
      <draw:frame draw:name="Shape 72" draw:style-name="Mgr3" draw:text-style-name="MP6" draw:layer="backgroundobjects" svg:width="1.97cm" svg:height="0.631cm" svg:x="22.799cm" svg:y="17.946cm">
        <draw:image xlink:href="Pictures/10000201000000EA0000004B25063CD4EE93827C.png" xlink:type="simple" xlink:show="embed" xlink:actuate="onLoad">
          <text:p/>
        </draw:image>
      </draw:frame>
      <draw:custom-shape draw:name="Shape 73" draw:style-name="Mgr4" draw:text-style-name="MP8" draw:layer="backgroundobjects" svg:width="21.275cm" svg:height="1.457cm" svg:x="1.147cm" svg:y="17.533cm">
        <text:p text:style-name="MP7"><text:span text:style-name="MT2">INSERT DESIGNATOR, IF NEE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5" presentation:style-name="Mpr8" draw:text-style-name="MP9" draw:layer="backgroundobjects" svg:width="20.807cm" svg:height="3.937cm" svg:x="2.296cm" svg:y="6.314cm" presentation:class="title" presentation:user-transformed="true">
        <draw:text-box>
          <text:p/>
        </draw:text-box>
      </draw:frame>
      <draw:frame presentation:style-name="CUSTOM-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CUSTOM-title" draw:layer="backgroundobjects" svg:width="12.699cm" svg:height="9.524cm" svg:x="3.175cm" svg:y="1.93cm" presentation:class="page"/>
        <draw:frame presentation:style-name="CUSTOM-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imple-light" style:page-layout-name="PM1" draw:style-name="Mdp4">
      <draw:frame draw:name="Shape 187" draw:style-name="Mgr3" draw:text-style-name="MP6" draw:layer="backgroundobjects" svg:width="1.477cm" svg:height="0.473cm" svg:x="21.529cm" svg:y="17.946cm">
        <draw:image xlink:href="Pictures/10000201000000EA0000004B25063CD4EE93827C.png" xlink:type="simple" xlink:show="embed" xlink:actuate="onLoad">
          <text:p/>
        </draw:image>
      </draw:frame>
      <draw:custom-shape draw:name="Shape 188" draw:style-name="Mgr4" draw:text-style-name="MP8" draw:layer="backgroundobjects" svg:width="21.275cm" svg:height="1.457cm" svg:x="1.147cm" svg:y="17.533cm">
        <text:p text:style-name="MP7"><text:span text:style-name="MT2">RED HAT CONFIDENTIAL | RESTRICTED </text:span><text:span text:style-name="MT2">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7" presentation:style-name="Mpr11" draw:text-style-name="MP12" draw:layer="backgroundobjects" svg:width="16.509cm" svg:height="2.539cm" svg:x="6.773cm" svg:y="8.043cm" presentation:class="title" presentation:user-transformed="true">
        <draw:text-box>
          <text:p/>
        </draw:text-box>
      </draw:frame>
      <draw:frame presentation:style-name="simple-light-outline1" draw:layer="backgroundobjects" svg:width="22.859cm" svg:height="11.048cm" svg:x="1.27cm" svg:y="4.457cm" presentation:class="outline" presentation:placeholder="true">
        <draw:text-box/>
      </draw:frame>
      <presentation:notes style:page-layout-name="PM2">
        <draw:page-thumbnail presentation:style-name="simple-light-title" draw:layer="backgroundobjects" svg:width="12.699cm" svg:height="9.524cm" svg:x="3.175cm" svg:y="1.93cm" presentation:class="page"/>
        <draw:frame presentation:style-name="simple-ligh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5">
      <draw:frame draw:name="Shape 229" presentation:style-name="Mpr14" draw:text-style-name="MP5" draw:layer="backgroundobjects" svg:width="16.509cm" svg:height="2.539cm" svg:x="5.061cm" svg:y="8.043cm" presentation:class="title" presentation:user-transformed="true">
        <draw:text-box>
          <text:p/>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 style:page-layout-name="PM1" draw:style-name="Mdp6">
      <draw:frame draw:name="Shape 31" draw:style-name="Mgr3" draw:text-style-name="MP6" draw:layer="backgroundobjects" svg:width="5.28cm" svg:height="1.697cm" svg:x="3.607cm" svg:y="5.269cm">
        <draw:image xlink:href="Pictures/1000020100000134000000633F441C5BD83B9F94.png" xlink:type="simple" xlink:show="embed" xlink:actuate="onLoad">
          <text:p/>
        </draw:image>
      </draw:frame>
      <draw:frame draw:name="Shape 33" presentation:style-name="Mpr17" draw:text-style-name="MP13" draw:layer="backgroundobjects" svg:width="16.496cm" svg:height="4.498cm" svg:x="5.385cm" svg:y="6.736cm" presentation:class="title" presentation:user-transformed="true">
        <draw:text-box>
          <text:p/>
        </draw:text-box>
      </draw:frame>
      <draw:frame draw:name="Shape 34" draw:style-name="Mgr3" draw:text-style-name="MP6" draw:layer="backgroundobjects" svg:width="1.175cm" svg:height="1.175cm" svg:x="5.761cm" svg:y="11.794cm">
        <draw:image xlink:href="Pictures/100000000000008E0000008E7BAE23C5DE3B69C7.png" xlink:type="simple" xlink:show="embed" xlink:actuate="onLoad">
          <text:p/>
        </draw:image>
      </draw:frame>
      <draw:frame draw:name="Shape 35" draw:style-name="Mgr3" draw:text-style-name="MP6" draw:layer="backgroundobjects" svg:width="1.175cm" svg:height="1.175cm" svg:x="5.761cm" svg:y="13.528cm">
        <draw:image xlink:href="Pictures/100000000000008E0000008E4A2C539770445D91.png" xlink:type="simple" xlink:show="embed" xlink:actuate="onLoad">
          <text:p/>
        </draw:image>
      </draw:frame>
      <draw:frame draw:name="Shape 36" draw:style-name="Mgr3" draw:text-style-name="MP6" draw:layer="backgroundobjects" svg:width="1.175cm" svg:height="1.175cm" svg:x="5.761cm" svg:y="15.262cm">
        <draw:image xlink:href="Pictures/100000000000008E0000008E4D168AA0ADF52ADD.png" xlink:type="simple" xlink:show="embed" xlink:actuate="onLoad">
          <text:p/>
        </draw:image>
      </draw:frame>
      <draw:frame draw:name="Shape 37" draw:style-name="Mgr3" draw:text-style-name="MP6" draw:layer="backgroundobjects" svg:width="1.175cm" svg:height="1.175cm" svg:x="13.54cm" svg:y="11.794cm">
        <draw:image xlink:href="Pictures/100000000000008E0000008E4ECC31E10EF172DF.png" xlink:type="simple" xlink:show="embed" xlink:actuate="onLoad">
          <text:p/>
        </draw:image>
      </draw:frame>
      <draw:frame draw:name="Shape 38" draw:style-name="Mgr3" draw:text-style-name="MP6" draw:layer="backgroundobjects" svg:width="1.175cm" svg:height="1.175cm" svg:x="13.54cm" svg:y="13.528cm">
        <draw:image xlink:href="Pictures/100000000000008E0000008E895DAFDFE61AF13A.png" xlink:type="simple" xlink:show="embed" xlink:actuate="onLoad">
          <text:p/>
        </draw:image>
      </draw:frame>
      <draw:frame presentation:style-name="TITL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title" draw:layer="backgroundobjects" svg:width="12.699cm" svg:height="9.524cm" svg:x="3.175cm" svg:y="1.93cm" presentation:class="page"/>
        <draw:frame presentation:style-name="TITLE-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3.2$Linux_X86_64 LibreOffice_project/00$Build-2</meta:generator>
    <dc:date>2019-10-15T17:40:48.394690944</dc:date>
    <meta:editing-duration>P11DT23H27M50S</meta:editing-duration>
    <meta:editing-cycles>316</meta:editing-cycles>
    <meta:document-statistic meta:object-count="342"/>
  </office:meta>
</office:document-meta>
</file>